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419880" table:style-name="ce5">
            <text:p>6.419.880</text:p>
          </table:table-cell>
          <table:table-cell office:value-type="float" office:value="1011000" table:style-name="ce5">
            <text:p>1.011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712680" table:style-name="ce6">
            <text:p>9.712.680</text:p>
          </table:table-cell>
          <table:table-cell office:value-type="float" office:value="9705376" table:style-name="ce6">
            <text:p>9.705.376</text:p>
          </table:table-cell>
          <table:table-cell office:value-type="percentage" office:value="0.99924799334478231" table:style-name="ce7">
            <text:p>99,9%</text:p>
          </table:table-cell>
          <table:table-cell office:value-type="float" office:value="5422317" table:style-name="ce5">
            <text:p>5.422.317</text:p>
          </table:table-cell>
          <table:table-cell office:value-type="float" office:value="4542412" table:style-name="ce5">
            <text:p>4.542.412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18835" table:style-name="ce5">
            <text:p>1.118.835</text:p>
          </table:table-cell>
          <table:table-cell office:value-type="float" office:value="153300" table:style-name="ce5">
            <text:p>153.3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14735" table:style-name="ce6">
            <text:p>1.614.735</text:p>
          </table:table-cell>
          <table:table-cell office:value-type="float" office:value="1560849" table:style-name="ce6">
            <text:p>1.560.849</text:p>
          </table:table-cell>
          <table:table-cell office:value-type="percentage" office:value="0.96662857992178286" table:style-name="ce7">
            <text:p>96,7%</text:p>
          </table:table-cell>
          <table:table-cell office:value-type="float" office:value="901377" table:style-name="ce5">
            <text:p>901.377</text:p>
          </table:table-cell>
          <table:table-cell office:value-type="float" office:value="746221" table:style-name="ce5">
            <text:p>746.221</text:p>
          </table:table-cell>
          <table:table-cell office:value-type="date" office:date-value="2021-07-24T00:00:00" table:style-name="ce8">
            <text:p>2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40415" table:style-name="ce5">
            <text:p>940.415</text:p>
          </table:table-cell>
          <table:table-cell office:value-type="float" office:value="126400" table:style-name="ce5">
            <text:p>126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46465" table:style-name="ce6">
            <text:p>1.346.465</text:p>
          </table:table-cell>
          <table:table-cell office:value-type="float" office:value="1360571" table:style-name="ce6">
            <text:p>1.360.571</text:p>
          </table:table-cell>
          <table:table-cell office:value-type="percentage" office:value="1.0104763213302983" table:style-name="ce7">
            <text:p>101,0%</text:p>
          </table:table-cell>
          <table:table-cell office:value-type="float" office:value="740234" table:style-name="ce5">
            <text:p>740.234</text:p>
          </table:table-cell>
          <table:table-cell office:value-type="float" office:value="666577" table:style-name="ce5">
            <text:p>666.577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860310" table:style-name="ce5">
            <text:p>860.310</text:p>
          </table:table-cell>
          <table:table-cell office:value-type="float" office:value="155000" table:style-name="ce5">
            <text:p>155.0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327260" table:style-name="ce6">
            <text:p>1.327.260</text:p>
          </table:table-cell>
          <table:table-cell office:value-type="float" office:value="1257184" table:style-name="ce6">
            <text:p>1.257.184</text:p>
          </table:table-cell>
          <table:table-cell office:value-type="percentage" office:value="0.94720250742130407" table:style-name="ce7">
            <text:p>94,7%</text:p>
          </table:table-cell>
          <table:table-cell office:value-type="float" office:value="723999" table:style-name="ce5">
            <text:p>723.999</text:p>
          </table:table-cell>
          <table:table-cell office:value-type="float" office:value="603196" table:style-name="ce5">
            <text:p>603.196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00530" table:style-name="ce5">
            <text:p>1.600.530</text:p>
          </table:table-cell>
          <table:table-cell office:value-type="float" office:value="264700" table:style-name="ce5">
            <text:p>26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489830" table:style-name="ce6">
            <text:p>2.489.830</text:p>
          </table:table-cell>
          <table:table-cell office:value-type="float" office:value="2397701" table:style-name="ce6">
            <text:p>2.397.701</text:p>
          </table:table-cell>
          <table:table-cell office:value-type="percentage" office:value="0.96299787535695203" table:style-name="ce7">
            <text:p>96,3%</text:p>
          </table:table-cell>
          <table:table-cell office:value-type="float" office:value="1394342" table:style-name="ce5">
            <text:p>1.394.342</text:p>
          </table:table-cell>
          <table:table-cell office:value-type="float" office:value="1131543" table:style-name="ce5">
            <text:p>1.131.543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93305" table:style-name="ce5">
            <text:p>493.305</text:p>
          </table:table-cell>
          <table:table-cell office:value-type="float" office:value="67300" table:style-name="ce5">
            <text:p>67.3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15755" table:style-name="ce6">
            <text:p>715.755</text:p>
          </table:table-cell>
          <table:table-cell office:value-type="float" office:value="687693" table:style-name="ce6">
            <text:p>687.693</text:p>
          </table:table-cell>
          <table:table-cell office:value-type="percentage" office:value="0.96079384705660453" table:style-name="ce7">
            <text:p>96,1%</text:p>
          </table:table-cell>
          <table:table-cell office:value-type="float" office:value="380582" table:style-name="ce5">
            <text:p>380.582</text:p>
          </table:table-cell>
          <table:table-cell office:value-type="float" office:value="327726" table:style-name="ce5">
            <text:p>327.726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02825" table:style-name="ce5">
            <text:p>2.202.825</text:p>
          </table:table-cell>
          <table:table-cell office:value-type="float" office:value="305000" table:style-name="ce5">
            <text:p>305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125075" table:style-name="ce6">
            <text:p>3.125.075</text:p>
          </table:table-cell>
          <table:table-cell office:value-type="float" office:value="2957791" table:style-name="ce6">
            <text:p>2.957.791</text:p>
          </table:table-cell>
          <table:table-cell office:value-type="percentage" office:value="0.94647040471028698" table:style-name="ce7">
            <text:p>94,6%</text:p>
          </table:table-cell>
          <table:table-cell office:value-type="float" office:value="1650386" table:style-name="ce5">
            <text:p>1.650.386</text:p>
          </table:table-cell>
          <table:table-cell office:value-type="float" office:value="1449369" table:style-name="ce5">
            <text:p>1.449.369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643715" table:style-name="ce5">
            <text:p>1.643.715</text:p>
          </table:table-cell>
          <table:table-cell office:value-type="float" office:value="240500" table:style-name="ce5">
            <text:p>240.5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434540" table:style-name="ce6">
            <text:p>2.434.540</text:p>
          </table:table-cell>
          <table:table-cell office:value-type="float" office:value="2346990" table:style-name="ce6">
            <text:p>2.346.990</text:p>
          </table:table-cell>
          <table:table-cell office:value-type="percentage" office:value="0.96403838096724637" table:style-name="ce7">
            <text:p>96,4%</text:p>
          </table:table-cell>
          <table:table-cell office:value-type="float" office:value="1344046" table:style-name="ce5">
            <text:p>1.344.046</text:p>
          </table:table-cell>
          <table:table-cell office:value-type="float" office:value="1076160" table:style-name="ce5">
            <text:p>1.076.160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056540" table:style-name="ce5">
            <text:p>6.056.540</text:p>
          </table:table-cell>
          <table:table-cell office:value-type="float" office:value="895800" table:style-name="ce5">
            <text:p>895.8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044440" table:style-name="ce6">
            <text:p>9.044.440</text:p>
          </table:table-cell>
          <table:table-cell office:value-type="float" office:value="8694892" table:style-name="ce6">
            <text:p>8.694.892</text:p>
          </table:table-cell>
          <table:table-cell office:value-type="percentage" office:value="0.96135216774062293" table:style-name="ce7">
            <text:p>96,1%</text:p>
          </table:table-cell>
          <table:table-cell office:value-type="float" office:value="4886723" table:style-name="ce5">
            <text:p>4.886.723</text:p>
          </table:table-cell>
          <table:table-cell office:value-type="float" office:value="4261807" table:style-name="ce5">
            <text:p>4.261.807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867040" table:style-name="ce5">
            <text:p>3.867.040</text:p>
          </table:table-cell>
          <table:table-cell office:value-type="float" office:value="573000" table:style-name="ce5">
            <text:p>573.0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757090" table:style-name="ce6">
            <text:p>5.757.090</text:p>
          </table:table-cell>
          <table:table-cell office:value-type="float" office:value="5476746" table:style-name="ce6">
            <text:p>5.476.746</text:p>
          </table:table-cell>
          <table:table-cell office:value-type="percentage" office:value="0.9513045653272747" table:style-name="ce7">
            <text:p>95,1%</text:p>
          </table:table-cell>
          <table:table-cell office:value-type="float" office:value="3097327" table:style-name="ce5">
            <text:p>3.097.327</text:p>
          </table:table-cell>
          <table:table-cell office:value-type="float" office:value="2579421" table:style-name="ce5">
            <text:p>2.579.421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99225" table:style-name="ce5">
            <text:p>899.225</text:p>
          </table:table-cell>
          <table:table-cell office:value-type="float" office:value="121900" table:style-name="ce5">
            <text:p>121.9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94675" table:style-name="ce6">
            <text:p>1.294.675</text:p>
          </table:table-cell>
          <table:table-cell office:value-type="float" office:value="1318615" table:style-name="ce6">
            <text:p>1.318.615</text:p>
          </table:table-cell>
          <table:table-cell office:value-type="percentage" office:value="1.018491127116844" table:style-name="ce7">
            <text:p>101,8%</text:p>
          </table:table-cell>
          <table:table-cell office:value-type="float" office:value="737161" table:style-name="ce5">
            <text:p>737.161</text:p>
          </table:table-cell>
          <table:table-cell office:value-type="float" office:value="644942" table:style-name="ce5">
            <text:p>644.942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395105" table:style-name="ce5">
            <text:p>2.395.105</text:p>
          </table:table-cell>
          <table:table-cell office:value-type="float" office:value="323400" table:style-name="ce5">
            <text:p>323.4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429905" table:style-name="ce6">
            <text:p>3.429.905</text:p>
          </table:table-cell>
          <table:table-cell office:value-type="float" office:value="3397700" table:style-name="ce6">
            <text:p>3.397.700</text:p>
          </table:table-cell>
          <table:table-cell office:value-type="percentage" office:value="0.99061052711372477" table:style-name="ce7">
            <text:p>99,1%</text:p>
          </table:table-cell>
          <table:table-cell office:value-type="float" office:value="1862443" table:style-name="ce5">
            <text:p>1.862.443</text:p>
          </table:table-cell>
          <table:table-cell office:value-type="float" office:value="1681335" table:style-name="ce5">
            <text:p>1.681.335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65655" table:style-name="ce5">
            <text:p>265.655</text:p>
          </table:table-cell>
          <table:table-cell office:value-type="float" office:value="36300" table:style-name="ce5">
            <text:p>36.3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77505" table:style-name="ce6">
            <text:p>377.505</text:p>
          </table:table-cell>
          <table:table-cell office:value-type="float" office:value="353712" table:style-name="ce6">
            <text:p>353.712</text:p>
          </table:table-cell>
          <table:table-cell office:value-type="percentage" office:value="0.9369730202248977" table:style-name="ce7">
            <text:p>93,7%</text:p>
          </table:table-cell>
          <table:table-cell office:value-type="float" office:value="205166" table:style-name="ce5">
            <text:p>205.166</text:p>
          </table:table-cell>
          <table:table-cell office:value-type="float" office:value="171283" table:style-name="ce5">
            <text:p>171.283</text:p>
          </table:table-cell>
          <table:table-cell office:value-type="date" office:date-value="2021-07-23T00:00:00" table:style-name="ce8">
            <text:p>2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172495" table:style-name="ce5">
            <text:p>5.172.495</text:p>
          </table:table-cell>
          <table:table-cell office:value-type="float" office:value="825900" table:style-name="ce5">
            <text:p>825.9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649595" table:style-name="ce6">
            <text:p>7.649.595</text:p>
          </table:table-cell>
          <table:table-cell office:value-type="float" office:value="7382545" table:style-name="ce6">
            <text:p>7.382.545</text:p>
          </table:table-cell>
          <table:table-cell office:value-type="percentage" office:value="0.9650896550732424" table:style-name="ce7">
            <text:p>96,5%</text:p>
          </table:table-cell>
          <table:table-cell office:value-type="float" office:value="4457996" table:style-name="ce5">
            <text:p>4.457.996</text:p>
          </table:table-cell>
          <table:table-cell office:value-type="float" office:value="3464203" table:style-name="ce5">
            <text:p>3.464.203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141475" table:style-name="ce5">
            <text:p>1.141.475</text:p>
          </table:table-cell>
          <table:table-cell office:value-type="float" office:value="185000" table:style-name="ce5">
            <text:p>185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674475" table:style-name="ce6">
            <text:p>1.674.475</text:p>
          </table:table-cell>
          <table:table-cell office:value-type="float" office:value="1628010" table:style-name="ce6">
            <text:p>1.628.010</text:p>
          </table:table-cell>
          <table:table-cell office:value-type="percentage" office:value="0.97225100404604425" table:style-name="ce7">
            <text:p>97,2%</text:p>
          </table:table-cell>
          <table:table-cell office:value-type="float" office:value="936251" table:style-name="ce5">
            <text:p>936.251</text:p>
          </table:table-cell>
          <table:table-cell office:value-type="float" office:value="753594" table:style-name="ce5">
            <text:p>753.594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27235" table:style-name="ce5">
            <text:p>527.235</text:p>
          </table:table-cell>
          <table:table-cell office:value-type="float" office:value="81200" table:style-name="ce5">
            <text:p>81.2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83035" table:style-name="ce6">
            <text:p>783.035</text:p>
          </table:table-cell>
          <table:table-cell office:value-type="float" office:value="762801" table:style-name="ce6">
            <text:p>762.801</text:p>
          </table:table-cell>
          <table:table-cell office:value-type="percentage" office:value="0.97415952032795472" table:style-name="ce7">
            <text:p>97,4%</text:p>
          </table:table-cell>
          <table:table-cell office:value-type="float" office:value="432242" table:style-name="ce5">
            <text:p>432.242</text:p>
          </table:table-cell>
          <table:table-cell office:value-type="float" office:value="373026" table:style-name="ce5">
            <text:p>373.026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839060" table:style-name="ce5">
            <text:p>1.839.060</text:p>
          </table:table-cell>
          <table:table-cell office:value-type="float" office:value="251400" table:style-name="ce5">
            <text:p>251.4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737860" table:style-name="ce6">
            <text:p>2.737.860</text:p>
          </table:table-cell>
          <table:table-cell office:value-type="float" office:value="2633260" table:style-name="ce6">
            <text:p>2.633.260</text:p>
          </table:table-cell>
          <table:table-cell office:value-type="percentage" office:value="0.96179497855989715" table:style-name="ce7">
            <text:p>96,2%</text:p>
          </table:table-cell>
          <table:table-cell office:value-type="float" office:value="1465312" table:style-name="ce5">
            <text:p>1.465.312</text:p>
          </table:table-cell>
          <table:table-cell office:value-type="float" office:value="1310148" table:style-name="ce5">
            <text:p>1.310.148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3990" table:style-name="ce5">
            <text:p>63.990</text:p>
          </table:table-cell>
          <table:table-cell office:value-type="float" office:value="11700" table:style-name="ce5">
            <text:p>11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7940" table:style-name="ce6">
            <text:p>97.940</text:p>
          </table:table-cell>
          <table:table-cell office:value-type="float" office:value="88505" table:style-name="ce6">
            <text:p>88.505</text:p>
          </table:table-cell>
          <table:table-cell office:value-type="percentage" office:value="0.90366550949560953" table:style-name="ce7">
            <text:p>90,4%</text:p>
          </table:table-cell>
          <table:table-cell office:value-type="float" office:value="50396" table:style-name="ce5">
            <text:p>50.396</text:p>
          </table:table-cell>
          <table:table-cell office:value-type="float" office:value="43028" table:style-name="ce5">
            <text:p>43.028</text:p>
          </table:table-cell>
          <table:table-cell office:value-type="date" office:date-value="2021-07-23T00:00:00" table:style-name="ce8">
            <text:p>2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3990" table:style-name="ce5">
            <text:p>63.990</text:p>
          </table:table-cell>
          <table:table-cell office:value-type="float" office:value="11400" table:style-name="ce5">
            <text:p>11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95740" table:style-name="ce6">
            <text:p>95.740</text:p>
          </table:table-cell>
          <table:table-cell office:value-type="float" office:value="80380" table:style-name="ce6">
            <text:p>80.380</text:p>
          </table:table-cell>
          <table:table-cell office:value-type="percentage" office:value="0.83956548986839352" table:style-name="ce7">
            <text:p>84,0%</text:p>
          </table:table-cell>
          <table:table-cell office:value-type="float" office:value="48038" table:style-name="ce5">
            <text:p>48.038</text:p>
          </table:table-cell>
          <table:table-cell office:value-type="float" office:value="39267" table:style-name="ce5">
            <text:p>39.267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64555" table:style-name="ce6">
            <text:p>164.555</text:p>
          </table:table-cell>
          <table:table-cell office:value-type="percentage" office:value="0.76264784398057173" table:style-name="ce7">
            <text:p>76,3%</text:p>
          </table:table-cell>
          <table:table-cell office:value-type="float" office:value="88887" table:style-name="ce5">
            <text:p>88.887</text:p>
          </table:table-cell>
          <table:table-cell office:value-type="float" office:value="76812" table:style-name="ce5">
            <text:p>76.812</text:p>
          </table:table-cell>
          <table:table-cell office:value-type="date" office:date-value="2021-07-24T00:00:00" table:style-name="ce8">
            <text:p>2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475" table:style-name="ce5">
            <text:p>2.475</text:p>
          </table:table-cell>
          <table:table-cell office:value-type="float" office:value="5745" table:style-name="ce6">
            <text:p>5.745</text:p>
          </table:table-cell>
          <table:table-cell office:value-type="float" office:value="3449" table:style-name="ce6">
            <text:p>3.449</text:p>
          </table:table-cell>
          <table:table-cell office:value-type="percentage" office:value="0.60034812880765887" table:style-name="ce7">
            <text:p>60,0%</text:p>
          </table:table-cell>
          <table:table-cell office:value-type="float" office:value="2707" table:style-name="ce5">
            <text:p>2.707</text:p>
          </table:table-cell>
          <table:table-cell office:value-type="float" office:value="2248" table:style-name="ce5">
            <text:p>2.248</text:p>
          </table:table-cell>
          <table:table-cell office:value-type="date" office:date-value="2021-07-23T00:00:00" table:style-name="ce8">
            <text:p>2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7620993" table:style-name="ce11">
            <text:p>37.620.993</text:p>
          </table:table-cell>
          <table:table-cell office:value-type="float" office:value="5701770" table:style-name="ce12">
            <text:p>5.701.77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750" table:style-name="ce14">
            <text:p>2.417.750</text:p>
          </table:table-cell>
          <table:table-cell office:value-type="float" office:value="55930113" table:style-name="ce15">
            <text:p>55.930.113</text:p>
          </table:table-cell>
          <table:table-cell office:value-type="float" office:value="54259325" table:style-name="ce15">
            <text:p>54.259.325</text:p>
          </table:table-cell>
          <table:table-cell office:value-type="percentage" office:value="0.97012721930313284" table:style-name="ce16">
            <text:p>97,0%</text:p>
          </table:table-cell>
          <table:table-cell office:value-type="float" office:value="30827932" table:style-name="ce15">
            <text:p>30.827.932</text:p>
          </table:table-cell>
          <table:table-cell office:value-type="float" office:value="25944318" table:style-name="ce15">
            <text:p>25.944.31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13975" table:style-name="ce23">
            <text:p>4.313.975</text:p>
          </table:table-cell>
          <table:table-cell office:value-type="percentage" office:value="0.93170803979716554" table:style-name="ce24">
            <text:p>93,2%</text:p>
          </table:table-cell>
          <table:table-cell office:value-type="float" office:value="4018880" table:style-name="ce23">
            <text:p>4.018.880</text:p>
          </table:table-cell>
          <table:table-cell office:value-type="percentage" office:value="0.86797508260479783" table:style-name="ce24">
            <text:p>86,8%</text:p>
          </table:table-cell>
          <table:table-cell office:value-type="date" office:date-value="2021-07-25T00:00:00" table:style-name="ce25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3295" table:style-name="ce5">
            <text:p>723.295</text:p>
          </table:table-cell>
          <table:table-cell office:value-type="percentage" office:value="0.91865882251332975" table:style-name="ce26">
            <text:p>91,9%</text:p>
          </table:table-cell>
          <table:table-cell office:value-type="float" office:value="668578" table:style-name="ce5">
            <text:p>668.578</text:p>
          </table:table-cell>
          <table:table-cell office:value-type="percentage" office:value="0.84916262139005105" table:style-name="ce26">
            <text:p>84,9%</text:p>
          </table:table-cell>
          <table:table-cell office:value-type="date" office:date-value="2021-07-24T00:00:00" table:style-name="ce8">
            <text:p>2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5185" table:style-name="ce5">
            <text:p>635.185</text:p>
          </table:table-cell>
          <table:table-cell office:value-type="percentage" office:value="0.93911571414842576" table:style-name="ce26">
            <text:p>93,9%</text:p>
          </table:table-cell>
          <table:table-cell office:value-type="float" office:value="610593" table:style-name="ce5">
            <text:p>610.593</text:p>
          </table:table-cell>
          <table:table-cell office:value-type="percentage" office:value="0.90275664766804908" table:style-name="ce26">
            <text:p>90,3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26345" table:style-name="ce5">
            <text:p>526.345</text:p>
          </table:table-cell>
          <table:table-cell office:value-type="percentage" office:value="0.84996075948958272" table:style-name="ce26">
            <text:p>85,0%</text:p>
          </table:table-cell>
          <table:table-cell office:value-type="float" office:value="500843" table:style-name="ce5">
            <text:p>500.843</text:p>
          </table:table-cell>
          <table:table-cell office:value-type="percentage" office:value="0.80877921641706685" table:style-name="ce26">
            <text:p>80,9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54948" table:style-name="ce5">
            <text:p>1.054.948</text:p>
          </table:table-cell>
          <table:table-cell office:value-type="percentage" office:value="0.86592163638527619" table:style-name="ce26">
            <text:p>86,6%</text:p>
          </table:table-cell>
          <table:table-cell office:value-type="float" office:value="978372" table:style-name="ce5">
            <text:p>978.372</text:p>
          </table:table-cell>
          <table:table-cell office:value-type="percentage" office:value="0.80306658075425086" table:style-name="ce26">
            <text:p>80,3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5735" table:style-name="ce5">
            <text:p>335.735</text:p>
          </table:table-cell>
          <table:table-cell office:value-type="percentage" office:value="0.93471070698746606" table:style-name="ce26">
            <text:p>93,5%</text:p>
          </table:table-cell>
          <table:table-cell office:value-type="float" office:value="312398" table:style-name="ce5">
            <text:p>312.398</text:p>
          </table:table-cell>
          <table:table-cell office:value-type="percentage" office:value="0.86973879828278389" table:style-name="ce26">
            <text:p>87,0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38714" table:style-name="ce5">
            <text:p>1.438.714</text:p>
          </table:table-cell>
          <table:table-cell office:value-type="percentage" office:value="0.9390335756552024" table:style-name="ce26">
            <text:p>93,9%</text:p>
          </table:table-cell>
          <table:table-cell office:value-type="float" office:value="1369529" table:style-name="ce5">
            <text:p>1.369.529</text:p>
          </table:table-cell>
          <table:table-cell office:value-type="percentage" office:value="0.89387724998400908" table:style-name="ce26">
            <text:p>89,4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2157" table:style-name="ce5">
            <text:p>1.062.157</text:p>
          </table:table-cell>
          <table:table-cell office:value-type="percentage" office:value="0.92295507037578361" table:style-name="ce26">
            <text:p>92,3%</text:p>
          </table:table-cell>
          <table:table-cell office:value-type="float" office:value="954694" table:style-name="ce5">
            <text:p>954.694</text:p>
          </table:table-cell>
          <table:table-cell office:value-type="percentage" office:value="0.82957572934823975" table:style-name="ce26">
            <text:p>83,0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35426" table:style-name="ce5">
            <text:p>3.835.426</text:p>
          </table:table-cell>
          <table:table-cell office:value-type="percentage" office:value="0.88606473167926769" table:style-name="ce26">
            <text:p>88,6%</text:p>
          </table:table-cell>
          <table:table-cell office:value-type="float" office:value="3672687" table:style-name="ce5">
            <text:p>3.672.687</text:p>
          </table:table-cell>
          <table:table-cell office:value-type="percentage" office:value="0.84846857199094305" table:style-name="ce26">
            <text:p>84,8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89350" table:style-name="ce5">
            <text:p>2.689.350</text:p>
          </table:table-cell>
          <table:table-cell office:value-type="percentage" office:value="0.92766819947134282" table:style-name="ce26">
            <text:p>92,8%</text:p>
          </table:table-cell>
          <table:table-cell office:value-type="float" office:value="2445544" table:style-name="ce5">
            <text:p>2.445.544</text:p>
          </table:table-cell>
          <table:table-cell office:value-type="percentage" office:value="0.84356941238884697" table:style-name="ce26">
            <text:p>84,4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3804" table:style-name="ce5">
            <text:p>603.804</text:p>
          </table:table-cell>
          <table:table-cell office:value-type="percentage" office:value="0.97092080889163324" table:style-name="ce26">
            <text:p>97,1%</text:p>
          </table:table-cell>
          <table:table-cell office:value-type="float" office:value="582407" table:style-name="ce5">
            <text:p>582.407</text:p>
          </table:table-cell>
          <table:table-cell office:value-type="percentage" office:value="0.93651429196253988" table:style-name="ce26">
            <text:p>93,7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35793" table:style-name="ce5">
            <text:p>1.635.793</text:p>
          </table:table-cell>
          <table:table-cell office:value-type="percentage" office:value="0.95098659904273064" table:style-name="ce26">
            <text:p>95,1%</text:p>
          </table:table-cell>
          <table:table-cell office:value-type="float" office:value="1593369" table:style-name="ce5">
            <text:p>1.593.369</text:p>
          </table:table-cell>
          <table:table-cell office:value-type="percentage" office:value="0.9263229310371891" table:style-name="ce26">
            <text:p>92,6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6027" table:style-name="ce5">
            <text:p>176.027</text:p>
          </table:table-cell>
          <table:table-cell office:value-type="percentage" office:value="0.933033324322462" table:style-name="ce26">
            <text:p>93,3%</text:p>
          </table:table-cell>
          <table:table-cell office:value-type="float" office:value="160374" table:style-name="ce5">
            <text:p>160.374</text:p>
          </table:table-cell>
          <table:table-cell office:value-type="percentage" office:value="0.85006440122759874" table:style-name="ce26">
            <text:p>85,0%</text:p>
          </table:table-cell>
          <table:table-cell office:value-type="date" office:date-value="2021-07-23T00:00:00" table:style-name="ce8">
            <text:p>2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20026" table:style-name="ce5">
            <text:p>3.420.026</text:p>
          </table:table-cell>
          <table:table-cell office:value-type="percentage" office:value="0.91633693077689782" table:style-name="ce26">
            <text:p>91,6%</text:p>
          </table:table-cell>
          <table:table-cell office:value-type="float" office:value="3112975" table:style-name="ce5">
            <text:p>3.112.975</text:p>
          </table:table-cell>
          <table:table-cell office:value-type="percentage" office:value="0.83406791559047022" table:style-name="ce26">
            <text:p>83,4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30901" table:style-name="ce5">
            <text:p>730.901</text:p>
          </table:table-cell>
          <table:table-cell office:value-type="percentage" office:value="0.92872735682192453" table:style-name="ce26">
            <text:p>92,9%</text:p>
          </table:table-cell>
          <table:table-cell office:value-type="float" office:value="671078" table:style-name="ce5">
            <text:p>671.078</text:p>
          </table:table-cell>
          <table:table-cell office:value-type="percentage" office:value="0.85271260698965179" table:style-name="ce26">
            <text:p>85,3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6621" table:style-name="ce5">
            <text:p>346.621</text:p>
          </table:table-cell>
          <table:table-cell office:value-type="percentage" office:value="0.92309679412406986" table:style-name="ce26">
            <text:p>92,3%</text:p>
          </table:table-cell>
          <table:table-cell office:value-type="float" office:value="332656" table:style-name="ce5">
            <text:p>332.656</text:p>
          </table:table-cell>
          <table:table-cell office:value-type="percentage" office:value="0.88590618325530357" table:style-name="ce26">
            <text:p>88,6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7090" table:style-name="ce5">
            <text:p>1.257.090</text:p>
          </table:table-cell>
          <table:table-cell office:value-type="percentage" office:value="0.92893457280936409" table:style-name="ce26">
            <text:p>92,9%</text:p>
          </table:table-cell>
          <table:table-cell office:value-type="float" office:value="1197177" table:style-name="ce5">
            <text:p>1.197.177</text:p>
          </table:table-cell>
          <table:table-cell office:value-type="percentage" office:value="0.88466148411982914" table:style-name="ce26">
            <text:p>88,5%</text:p>
          </table:table-cell>
          <table:table-cell office:value-type="date" office:date-value="2021-07-25T00:00:00" table:style-name="ce8">
            <text:p>2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253" table:style-name="ce5">
            <text:p>33.253</text:p>
          </table:table-cell>
          <table:table-cell office:value-type="percentage" office:value="0.85312227410334029" table:style-name="ce26">
            <text:p>85,3%</text:p>
          </table:table-cell>
          <table:table-cell office:value-type="float" office:value="31962" table:style-name="ce5">
            <text:p>31.962</text:p>
          </table:table-cell>
          <table:table-cell office:value-type="percentage" office:value="0.82000102621991888" table:style-name="ce26">
            <text:p>82,0%</text:p>
          </table:table-cell>
          <table:table-cell office:value-type="date" office:date-value="2021-07-23T00:00:00" table:style-name="ce8">
            <text:p>23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714" table:style-name="ce5">
            <text:p>30.714</text:p>
          </table:table-cell>
          <table:table-cell office:value-type="percentage" office:value="0.82509066487575555" table:style-name="ce26">
            <text:p>82,5%</text:p>
          </table:table-cell>
          <table:table-cell office:value-type="float" office:value="29456" table:style-name="ce5">
            <text:p>29.456</text:p>
          </table:table-cell>
          <table:table-cell office:value-type="percentage" office:value="0.79129617192746815" table:style-name="ce26">
            <text:p>79,1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329" table:style-name="ce5">
            <text:p>34.329</text:p>
          </table:table-cell>
          <table:table-cell office:value-type="string" table:style-name="ce26">
            <text:p>-</text:p>
          </table:table-cell>
          <table:table-cell office:value-type="float" office:value="30984" table:style-name="ce5">
            <text:p>30.984</text:p>
          </table:table-cell>
          <table:table-cell office:value-type="string" table:style-name="ce26">
            <text:p>-</text:p>
          </table:table-cell>
          <table:table-cell office:value-type="date" office:date-value="2021-07-24T00:00:00" table:style-name="ce8">
            <text:p>24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226" table:style-name="ce5">
            <text:p>1.226</text:p>
          </table:table-cell>
          <table:table-cell office:value-type="string" table:style-name="ce26">
            <text:p>-</text:p>
          </table:table-cell>
          <table:table-cell office:value-type="float" office:value="1109" table:style-name="ce5">
            <text:p>1.109</text:p>
          </table:table-cell>
          <table:table-cell office:value-type="string" table:style-name="ce26">
            <text:p>-</text:p>
          </table:table-cell>
          <table:table-cell office:value-type="date" office:date-value="2021-07-23T00:00:00" table:style-name="ce8">
            <text:p>23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884914" table:style-name="ce15">
            <text:p>24.884.914</text:p>
          </table:table-cell>
          <table:table-cell office:value-type="percentage" office:value="0.91975250828851962" table:style-name="ce16">
            <text:p>92,0%</text:p>
          </table:table-cell>
          <table:table-cell office:value-type="float" office:value="23275665" table:style-name="ce15">
            <text:p>23.275.665</text:p>
          </table:table-cell>
          <table:table-cell office:value-type="percentage" office:value="0.86027427162630765" table:style-name="ce16">
            <text:p>86,0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391" table:style-name="ce35">
            <text:p>432.391</text:p>
          </table:table-cell>
          <table:table-cell office:value-type="percentage" office:value="1" table:style-name="ce36">
            <text:p>100,0%</text:p>
          </table:table-cell>
          <table:table-cell office:value-type="float" office:value="649864" table:style-name="ce35">
            <text:p>649.864</text:p>
          </table:table-cell>
          <table:table-cell office:value-type="percentage" office:value="0.99920508132925168" table:style-name="ce36">
            <text:p>99,9%</text:p>
          </table:table-cell>
          <table:table-cell office:value-type="float" office:value="904218" table:style-name="ce35">
            <text:p>904.218</text:p>
          </table:table-cell>
          <table:table-cell office:value-type="percentage" office:value="0.98697916382414608" table:style-name="ce36">
            <text:p>98,7%</text:p>
          </table:table-cell>
          <table:table-cell office:value-type="float" office:value="1167417" table:style-name="ce35">
            <text:p>1.167.417</text:p>
          </table:table-cell>
          <table:table-cell office:value-type="percentage" office:value="0.92284396859814977" table:style-name="ce36">
            <text:p>92,3%</text:p>
          </table:table-cell>
          <table:table-cell office:value-type="float" office:value="1160085" table:style-name="ce35">
            <text:p>1.160.085</text:p>
          </table:table-cell>
          <table:table-cell office:value-type="percentage" office:value="0.83753756008530711" table:style-name="ce36">
            <text:p>83,8%</text:p>
          </table:table-cell>
          <table:table-cell office:value-type="float" office:value="759391" table:style-name="ce35">
            <text:p>759.391</text:p>
          </table:table-cell>
          <table:table-cell office:value-type="percentage" office:value="0.66600568137468574" table:style-name="ce36">
            <text:p>66,6%</text:p>
          </table:table-cell>
          <table:table-cell office:value-type="float" office:value="336959" table:style-name="ce35">
            <text:p>336.959</text:p>
          </table:table-cell>
          <table:table-cell office:value-type="percentage" office:value="0.36283962475448811" table:style-name="ce36">
            <text:p>36,3%</text:p>
          </table:table-cell>
          <table:table-cell office:value-type="float" office:value="11992" table:style-name="ce35">
            <text:p>11.992</text:p>
          </table:table-cell>
          <table:table-cell office:value-type="percentage" office:value="1.5927597963626319E-2" table:style-name="ce36">
            <text:p>1,6%</text:p>
          </table:table-cell>
          <table:table-cell office:value-type="float" office:value="5422317" table:style-name="ce35">
            <text:p>5.422.31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2763488873754945" table:style-name="ce36">
            <text:p>7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97" table:style-name="ce38">
            <text:p>100.897</text:p>
          </table:table-cell>
          <table:table-cell office:value-type="percentage" office:value="1" table:style-name="ce39">
            <text:p>100,0%</text:p>
          </table:table-cell>
          <table:table-cell office:value-type="float" office:value="118520" table:style-name="ce38">
            <text:p>118.520</text:p>
          </table:table-cell>
          <table:table-cell office:value-type="percentage" office:value="0.99634315497457027" table:style-name="ce39">
            <text:p>99,6%</text:p>
          </table:table-cell>
          <table:table-cell office:value-type="float" office:value="150915" table:style-name="ce38">
            <text:p>150.915</text:p>
          </table:table-cell>
          <table:table-cell office:value-type="percentage" office:value="0.96513330817883569" table:style-name="ce39">
            <text:p>96,5%</text:p>
          </table:table-cell>
          <table:table-cell office:value-type="float" office:value="178166" table:style-name="ce38">
            <text:p>178.166</text:p>
          </table:table-cell>
          <table:table-cell office:value-type="percentage" office:value="0.89862104445542856" table:style-name="ce39">
            <text:p>89,9%</text:p>
          </table:table-cell>
          <table:table-cell office:value-type="float" office:value="174797" table:style-name="ce38">
            <text:p>174.797</text:p>
          </table:table-cell>
          <table:table-cell office:value-type="percentage" office:value="0.81322490148551008" table:style-name="ce39">
            <text:p>81,3%</text:p>
          </table:table-cell>
          <table:table-cell office:value-type="float" office:value="103369" table:style-name="ce38">
            <text:p>103.369</text:p>
          </table:table-cell>
          <table:table-cell office:value-type="percentage" office:value="0.62920151443214878" table:style-name="ce39">
            <text:p>62,9%</text:p>
          </table:table-cell>
          <table:table-cell office:value-type="float" office:value="58528" table:style-name="ce38">
            <text:p>58.528</text:p>
          </table:table-cell>
          <table:table-cell office:value-type="percentage" office:value="0.44883091387335988" table:style-name="ce39">
            <text:p>44,9%</text:p>
          </table:table-cell>
          <table:table-cell office:value-type="float" office:value="16185" table:style-name="ce38">
            <text:p>16.185</text:p>
          </table:table-cell>
          <table:table-cell office:value-type="percentage" office:value="0.15696980864909948" table:style-name="ce39">
            <text:p>15,7%</text:p>
          </table:table-cell>
          <table:table-cell office:value-type="float" office:value="901377" table:style-name="ce38">
            <text:p>901.37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6056969085352377" table:style-name="ce39">
            <text:p>7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12" table:style-name="ce38">
            <text:p>88.612</text:p>
          </table:table-cell>
          <table:table-cell office:value-type="percentage" office:value="1" table:style-name="ce39">
            <text:p>100,0%</text:p>
          </table:table-cell>
          <table:table-cell office:value-type="float" office:value="113791" table:style-name="ce38">
            <text:p>113.791</text:p>
          </table:table-cell>
          <table:table-cell office:value-type="percentage" office:value="1" table:style-name="ce39">
            <text:p>100,0%</text:p>
          </table:table-cell>
          <table:table-cell office:value-type="float" office:value="144821" table:style-name="ce38">
            <text:p>144.821</text:p>
          </table:table-cell>
          <table:table-cell office:value-type="percentage" office:value="0.96771844011439878" table:style-name="ce39">
            <text:p>96,8%</text:p>
          </table:table-cell>
          <table:table-cell office:value-type="float" office:value="147654" table:style-name="ce38">
            <text:p>147.654</text:p>
          </table:table-cell>
          <table:table-cell office:value-type="percentage" office:value="0.90782993636447473" table:style-name="ce39">
            <text:p>90,8%</text:p>
          </table:table-cell>
          <table:table-cell office:value-type="float" office:value="140307" table:style-name="ce38">
            <text:p>140.307</text:p>
          </table:table-cell>
          <table:table-cell office:value-type="percentage" office:value="0.84019689448060697" table:style-name="ce39">
            <text:p>84,0%</text:p>
          </table:table-cell>
          <table:table-cell office:value-type="float" office:value="75108" table:style-name="ce38">
            <text:p>75.108</text:p>
          </table:table-cell>
          <table:table-cell office:value-type="percentage" office:value="0.6562459043608182" table:style-name="ce39">
            <text:p>65,6%</text:p>
          </table:table-cell>
          <table:table-cell office:value-type="float" office:value="28091" table:style-name="ce38">
            <text:p>28.091</text:p>
          </table:table-cell>
          <table:table-cell office:value-type="percentage" office:value="0.35508336388112904" table:style-name="ce39">
            <text:p>35,5%</text:p>
          </table:table-cell>
          <table:table-cell office:value-type="float" office:value="1850" table:style-name="ce38">
            <text:p>1.850</text:p>
          </table:table-cell>
          <table:table-cell office:value-type="percentage" office:value="2.8906250000000001E-2" table:style-name="ce39">
            <text:p>2,9%</text:p>
          </table:table-cell>
          <table:table-cell office:value-type="float" office:value="740234" table:style-name="ce38">
            <text:p>740.234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9260370457219886" table:style-name="ce39">
            <text:p>7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954" table:style-name="ce38">
            <text:p>50.954</text:p>
          </table:table-cell>
          <table:table-cell office:value-type="percentage" office:value="1" table:style-name="ce39">
            <text:p>100,0%</text:p>
          </table:table-cell>
          <table:table-cell office:value-type="float" office:value="78093" table:style-name="ce38">
            <text:p>78.093</text:p>
          </table:table-cell>
          <table:table-cell office:value-type="percentage" office:value="0.96990660241442694" table:style-name="ce39">
            <text:p>97,0%</text:p>
          </table:table-cell>
          <table:table-cell office:value-type="float" office:value="105118" table:style-name="ce38">
            <text:p>105.118</text:p>
          </table:table-cell>
          <table:table-cell office:value-type="percentage" office:value="0.8966740879119004" table:style-name="ce39">
            <text:p>89,7%</text:p>
          </table:table-cell>
          <table:table-cell office:value-type="float" office:value="141166" table:style-name="ce38">
            <text:p>141.166</text:p>
          </table:table-cell>
          <table:table-cell office:value-type="percentage" office:value="0.85143880769857117" table:style-name="ce39">
            <text:p>85,1%</text:p>
          </table:table-cell>
          <table:table-cell office:value-type="float" office:value="151014" table:style-name="ce38">
            <text:p>151.014</text:p>
          </table:table-cell>
          <table:table-cell office:value-type="percentage" office:value="0.7324660962691345" table:style-name="ce39">
            <text:p>73,2%</text:p>
          </table:table-cell>
          <table:table-cell office:value-type="float" office:value="100491" table:style-name="ce38">
            <text:p>100.491</text:p>
          </table:table-cell>
          <table:table-cell office:value-type="percentage" office:value="0.55158161669054329" table:style-name="ce39">
            <text:p>55,2%</text:p>
          </table:table-cell>
          <table:table-cell office:value-type="float" office:value="70447" table:style-name="ce38">
            <text:p>70.447</text:p>
          </table:table-cell>
          <table:table-cell office:value-type="percentage" office:value="0.51070014933812757" table:style-name="ce39">
            <text:p>51,1%</text:p>
          </table:table-cell>
          <table:table-cell office:value-type="float" office:value="26716" table:style-name="ce38">
            <text:p>26.716</text:p>
          </table:table-cell>
          <table:table-cell office:value-type="percentage" office:value="0.27980728948470884" table:style-name="ce39">
            <text:p>28,0%</text:p>
          </table:table-cell>
          <table:table-cell office:value-type="float" office:value="723999" table:style-name="ce38">
            <text:p>723.99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996058430696892" table:style-name="ce39">
            <text:p>7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988" table:style-name="ce38">
            <text:p>91.988</text:p>
          </table:table-cell>
          <table:table-cell office:value-type="percentage" office:value="1" table:style-name="ce39">
            <text:p>100,0%</text:p>
          </table:table-cell>
          <table:table-cell office:value-type="float" office:value="149111" table:style-name="ce38">
            <text:p>149.111</text:p>
          </table:table-cell>
          <table:table-cell office:value-type="percentage" office:value="0.96492613132640048" table:style-name="ce39">
            <text:p>96,5%</text:p>
          </table:table-cell>
          <table:table-cell office:value-type="float" office:value="216091" table:style-name="ce38">
            <text:p>216.091</text:p>
          </table:table-cell>
          <table:table-cell office:value-type="percentage" office:value="0.91917632246099401" table:style-name="ce39">
            <text:p>91,9%</text:p>
          </table:table-cell>
          <table:table-cell office:value-type="float" office:value="306873" table:style-name="ce38">
            <text:p>306.873</text:p>
          </table:table-cell>
          <table:table-cell office:value-type="percentage" office:value="0.87549926963984115" table:style-name="ce39">
            <text:p>87,5%</text:p>
          </table:table-cell>
          <table:table-cell office:value-type="float" office:value="290885" table:style-name="ce38">
            <text:p>290.885</text:p>
          </table:table-cell>
          <table:table-cell office:value-type="percentage" office:value="0.74985048617770489" table:style-name="ce39">
            <text:p>75,0%</text:p>
          </table:table-cell>
          <table:table-cell office:value-type="float" office:value="185130" table:style-name="ce38">
            <text:p>185.130</text:p>
          </table:table-cell>
          <table:table-cell office:value-type="percentage" office:value="0.59539966681031986" table:style-name="ce39">
            <text:p>59,5%</text:p>
          </table:table-cell>
          <table:table-cell office:value-type="float" office:value="132657" table:style-name="ce38">
            <text:p>132.657</text:p>
          </table:table-cell>
          <table:table-cell office:value-type="percentage" office:value="0.52694361027694359" table:style-name="ce39">
            <text:p>52,7%</text:p>
          </table:table-cell>
          <table:table-cell office:value-type="float" office:value="21607" table:style-name="ce38">
            <text:p>21.607</text:p>
          </table:table-cell>
          <table:table-cell office:value-type="percentage" office:value="0.12017441892801325" table:style-name="ce39">
            <text:p>12,0%</text:p>
          </table:table-cell>
          <table:table-cell office:value-type="float" office:value="1394342" table:style-name="ce38">
            <text:p>1.394.34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111181604815241" table:style-name="ce39">
            <text:p>7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76" table:style-name="ce38">
            <text:p>42.276</text:p>
          </table:table-cell>
          <table:table-cell office:value-type="percentage" office:value="1" table:style-name="ce39">
            <text:p>100,0%</text:p>
          </table:table-cell>
          <table:table-cell office:value-type="float" office:value="55829" table:style-name="ce38">
            <text:p>55.829</text:p>
          </table:table-cell>
          <table:table-cell office:value-type="percentage" office:value="1" table:style-name="ce39">
            <text:p>100,0%</text:p>
          </table:table-cell>
          <table:table-cell office:value-type="float" office:value="75193" table:style-name="ce38">
            <text:p>75.193</text:p>
          </table:table-cell>
          <table:table-cell office:value-type="percentage" office:value="0.97217661128709032" table:style-name="ce39">
            <text:p>97,2%</text:p>
          </table:table-cell>
          <table:table-cell office:value-type="float" office:value="81474" table:style-name="ce38">
            <text:p>81.474</text:p>
          </table:table-cell>
          <table:table-cell office:value-type="percentage" office:value="0.9056289182339603" table:style-name="ce39">
            <text:p>90,6%</text:p>
          </table:table-cell>
          <table:table-cell office:value-type="float" office:value="80963" table:style-name="ce38">
            <text:p>80.963</text:p>
          </table:table-cell>
          <table:table-cell office:value-type="percentage" office:value="0.82810502306457057" table:style-name="ce39">
            <text:p>82,8%</text:p>
          </table:table-cell>
          <table:table-cell office:value-type="float" office:value="37933" table:style-name="ce38">
            <text:p>37.933</text:p>
          </table:table-cell>
          <table:table-cell office:value-type="percentage" office:value="0.53826288081960472" table:style-name="ce39">
            <text:p>53,8%</text:p>
          </table:table-cell>
          <table:table-cell office:value-type="float" office:value="6371" table:style-name="ce38">
            <text:p>6.371</text:p>
          </table:table-cell>
          <table:table-cell office:value-type="percentage" office:value="0.12614592614592615" table:style-name="ce39">
            <text:p>12,6%</text:p>
          </table:table-cell>
          <table:table-cell office:value-type="float" office:value="543" table:style-name="ce38">
            <text:p>543</text:p>
          </table:table-cell>
          <table:table-cell office:value-type="percentage" office:value="1.2351295407501763E-2" table:style-name="ce39">
            <text:p>1,2%</text:p>
          </table:table-cell>
          <table:table-cell office:value-type="float" office:value="380582" table:style-name="ce38">
            <text:p>380.58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2612553827602855" table:style-name="ce39">
            <text:p>7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741" table:style-name="ce38">
            <text:p>228.741</text:p>
          </table:table-cell>
          <table:table-cell office:value-type="percentage" office:value="1" table:style-name="ce39">
            <text:p>100,0%</text:p>
          </table:table-cell>
          <table:table-cell office:value-type="float" office:value="249322" table:style-name="ce38">
            <text:p>249.322</text:p>
          </table:table-cell>
          <table:table-cell office:value-type="percentage" office:value="1" table:style-name="ce39">
            <text:p>100,0%</text:p>
          </table:table-cell>
          <table:table-cell office:value-type="float" office:value="313474" table:style-name="ce38">
            <text:p>313.474</text:p>
          </table:table-cell>
          <table:table-cell office:value-type="percentage" office:value="0.98398807188260218" table:style-name="ce39">
            <text:p>98,4%</text:p>
          </table:table-cell>
          <table:table-cell office:value-type="float" office:value="341716" table:style-name="ce38">
            <text:p>341.716</text:p>
          </table:table-cell>
          <table:table-cell office:value-type="percentage" office:value="0.8964806191381911" table:style-name="ce39">
            <text:p>89,6%</text:p>
          </table:table-cell>
          <table:table-cell office:value-type="float" office:value="305461" table:style-name="ce38">
            <text:p>305.461</text:p>
          </table:table-cell>
          <table:table-cell office:value-type="percentage" office:value="0.84078391434194411" table:style-name="ce39">
            <text:p>84,1%</text:p>
          </table:table-cell>
          <table:table-cell office:value-type="float" office:value="164658" table:style-name="ce38">
            <text:p>164.658</text:p>
          </table:table-cell>
          <table:table-cell office:value-type="percentage" office:value="0.6148934024938103" table:style-name="ce39">
            <text:p>61,5%</text:p>
          </table:table-cell>
          <table:table-cell office:value-type="float" office:value="45364" table:style-name="ce38">
            <text:p>45.364</text:p>
          </table:table-cell>
          <table:table-cell office:value-type="percentage" office:value="0.21498914722804091" table:style-name="ce39">
            <text:p>21,5%</text:p>
          </table:table-cell>
          <table:table-cell office:value-type="float" office:value="1650" table:style-name="ce38">
            <text:p>1.650</text:p>
          </table:table-cell>
          <table:table-cell office:value-type="percentage" office:value="9.9793156003919158E-3" table:style-name="ce39">
            <text:p>1,0%</text:p>
          </table:table-cell>
          <table:table-cell office:value-type="float" office:value="1650386" table:style-name="ce38">
            <text:p>1.650.38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5836127509071782" table:style-name="ce39">
            <text:p>7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97" table:style-name="ce38">
            <text:p>137.497</text:p>
          </table:table-cell>
          <table:table-cell office:value-type="percentage" office:value="1" table:style-name="ce39">
            <text:p>100,0%</text:p>
          </table:table-cell>
          <table:table-cell office:value-type="float" office:value="157629" table:style-name="ce38">
            <text:p>157.629</text:p>
          </table:table-cell>
          <table:table-cell office:value-type="percentage" office:value="0.99074801541159385" table:style-name="ce39">
            <text:p>99,1%</text:p>
          </table:table-cell>
          <table:table-cell office:value-type="float" office:value="217214" table:style-name="ce38">
            <text:p>217.214</text:p>
          </table:table-cell>
          <table:table-cell office:value-type="percentage" office:value="0.99436926626503819" table:style-name="ce39">
            <text:p>99,4%</text:p>
          </table:table-cell>
          <table:table-cell office:value-type="float" office:value="279010" table:style-name="ce38">
            <text:p>279.010</text:p>
          </table:table-cell>
          <table:table-cell office:value-type="percentage" office:value="0.90741451420914665" table:style-name="ce39">
            <text:p>90,7%</text:p>
          </table:table-cell>
          <table:table-cell office:value-type="float" office:value="270807" table:style-name="ce38">
            <text:p>270.807</text:p>
          </table:table-cell>
          <table:table-cell office:value-type="percentage" office:value="0.81912554256590187" table:style-name="ce39">
            <text:p>81,9%</text:p>
          </table:table-cell>
          <table:table-cell office:value-type="float" office:value="172788" table:style-name="ce38">
            <text:p>172.788</text:p>
          </table:table-cell>
          <table:table-cell office:value-type="percentage" office:value="0.64982079796616032" table:style-name="ce39">
            <text:p>65,0%</text:p>
          </table:table-cell>
          <table:table-cell office:value-type="float" office:value="103834" table:style-name="ce38">
            <text:p>103.834</text:p>
          </table:table-cell>
          <table:table-cell office:value-type="percentage" office:value="0.47610837777237736" table:style-name="ce39">
            <text:p>47,6%</text:p>
          </table:table-cell>
          <table:table-cell office:value-type="float" office:value="5267" table:style-name="ce38">
            <text:p>5.267</text:p>
          </table:table-cell>
          <table:table-cell office:value-type="percentage" office:value="3.0274986779481757E-2" table:style-name="ce39">
            <text:p>3,0%</text:p>
          </table:table-cell>
          <table:table-cell office:value-type="float" office:value="1344046" table:style-name="ce38">
            <text:p>1.344.04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430660598501535" table:style-name="ce39">
            <text:p>74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677" table:style-name="ce38">
            <text:p>456.677</text:p>
          </table:table-cell>
          <table:table-cell office:value-type="percentage" office:value="1" table:style-name="ce39">
            <text:p>100,0%</text:p>
          </table:table-cell>
          <table:table-cell office:value-type="float" office:value="613446" table:style-name="ce38">
            <text:p>613.446</text:p>
          </table:table-cell>
          <table:table-cell office:value-type="percentage" office:value="0.96561266315332162" table:style-name="ce39">
            <text:p>96,6%</text:p>
          </table:table-cell>
          <table:table-cell office:value-type="float" office:value="774552" table:style-name="ce38">
            <text:p>774.552</text:p>
          </table:table-cell>
          <table:table-cell office:value-type="percentage" office:value="0.92474545836596689" table:style-name="ce39">
            <text:p>92,5%</text:p>
          </table:table-cell>
          <table:table-cell office:value-type="float" office:value="968030" table:style-name="ce38">
            <text:p>968.030</text:p>
          </table:table-cell>
          <table:table-cell office:value-type="percentage" office:value="0.88665298869735665" table:style-name="ce39">
            <text:p>88,7%</text:p>
          </table:table-cell>
          <table:table-cell office:value-type="float" office:value="1022721" table:style-name="ce38">
            <text:p>1.022.721</text:p>
          </table:table-cell>
          <table:table-cell office:value-type="percentage" office:value="0.77669801899366242" table:style-name="ce39">
            <text:p>77,7%</text:p>
          </table:table-cell>
          <table:table-cell office:value-type="float" office:value="567803" table:style-name="ce38">
            <text:p>567.803</text:p>
          </table:table-cell>
          <table:table-cell office:value-type="percentage" office:value="0.54353315745339115" table:style-name="ce39">
            <text:p>54,4%</text:p>
          </table:table-cell>
          <table:table-cell office:value-type="float" office:value="375337" table:style-name="ce38">
            <text:p>375.337</text:p>
          </table:table-cell>
          <table:table-cell office:value-type="percentage" office:value="0.44739699738358751" table:style-name="ce39">
            <text:p>44,7%</text:p>
          </table:table-cell>
          <table:table-cell office:value-type="float" office:value="108157" table:style-name="ce38">
            <text:p>108.157</text:p>
          </table:table-cell>
          <table:table-cell office:value-type="percentage" office:value="0.16483176513260364" table:style-name="ce39">
            <text:p>16,5%</text:p>
          </table:table-cell>
          <table:table-cell office:value-type="float" office:value="4886723" table:style-name="ce38">
            <text:p>4.886.72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1148323617282727" table:style-name="ce39">
            <text:p>7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610" table:style-name="ce38">
            <text:p>295.610</text:p>
          </table:table-cell>
          <table:table-cell office:value-type="percentage" office:value="1" table:style-name="ce39">
            <text:p>100,0%</text:p>
          </table:table-cell>
          <table:table-cell office:value-type="float" office:value="431301" table:style-name="ce38">
            <text:p>431.301</text:p>
          </table:table-cell>
          <table:table-cell office:value-type="percentage" office:value="0.98501582690436718" table:style-name="ce39">
            <text:p>98,5%</text:p>
          </table:table-cell>
          <table:table-cell office:value-type="float" office:value="551967" table:style-name="ce38">
            <text:p>551.967</text:p>
          </table:table-cell>
          <table:table-cell office:value-type="percentage" office:value="0.95047423234285244" table:style-name="ce39">
            <text:p>95,0%</text:p>
          </table:table-cell>
          <table:table-cell office:value-type="float" office:value="698026" table:style-name="ce38">
            <text:p>698.026</text:p>
          </table:table-cell>
          <table:table-cell office:value-type="percentage" office:value="0.92781397623927675" table:style-name="ce39">
            <text:p>92,8%</text:p>
          </table:table-cell>
          <table:table-cell office:value-type="float" office:value="712446" table:style-name="ce38">
            <text:p>712.446</text:p>
          </table:table-cell>
          <table:table-cell office:value-type="percentage" office:value="0.83660878265076544" table:style-name="ce39">
            <text:p>83,7%</text:p>
          </table:table-cell>
          <table:table-cell office:value-type="float" office:value="333270" table:style-name="ce38">
            <text:p>333.270</text:p>
          </table:table-cell>
          <table:table-cell office:value-type="percentage" office:value="0.51370385613147562" table:style-name="ce39">
            <text:p>51,4%</text:p>
          </table:table-cell>
          <table:table-cell office:value-type="float" office:value="70576" table:style-name="ce38">
            <text:p>70.576</text:p>
          </table:table-cell>
          <table:table-cell office:value-type="percentage" office:value="0.13674180335809472" table:style-name="ce39">
            <text:p>13,7%</text:p>
          </table:table-cell>
          <table:table-cell office:value-type="float" office:value="4131" table:style-name="ce38">
            <text:p>4.131</text:p>
          </table:table-cell>
          <table:table-cell office:value-type="percentage" office:value="9.7307381557530537E-3" table:style-name="ce39">
            <text:p>1,0%</text:p>
          </table:table-cell>
          <table:table-cell office:value-type="float" office:value="3097327" table:style-name="ce38">
            <text:p>3.097.32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9006467475808508" table:style-name="ce39">
            <text:p>6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63" table:style-name="ce38">
            <text:p>78.063</text:p>
          </table:table-cell>
          <table:table-cell office:value-type="percentage" office:value="1" table:style-name="ce39">
            <text:p>100,0%</text:p>
          </table:table-cell>
          <table:table-cell office:value-type="float" office:value="95569" table:style-name="ce38">
            <text:p>95.569</text:p>
          </table:table-cell>
          <table:table-cell office:value-type="percentage" office:value="1" table:style-name="ce39">
            <text:p>100,0%</text:p>
          </table:table-cell>
          <table:table-cell office:value-type="float" office:value="130831" table:style-name="ce38">
            <text:p>130.831</text:p>
          </table:table-cell>
          <table:table-cell office:value-type="percentage" office:value="1" table:style-name="ce39">
            <text:p>100,0%</text:p>
          </table:table-cell>
          <table:table-cell office:value-type="float" office:value="157949" table:style-name="ce38">
            <text:p>157.949</text:p>
          </table:table-cell>
          <table:table-cell office:value-type="percentage" office:value="0.93341646180030258" table:style-name="ce39">
            <text:p>93,3%</text:p>
          </table:table-cell>
          <table:table-cell office:value-type="float" office:value="141392" table:style-name="ce38">
            <text:p>141.392</text:p>
          </table:table-cell>
          <table:table-cell office:value-type="percentage" office:value="0.88650356753232096" table:style-name="ce39">
            <text:p>88,7%</text:p>
          </table:table-cell>
          <table:table-cell office:value-type="float" office:value="96152" table:style-name="ce38">
            <text:p>96.152</text:p>
          </table:table-cell>
          <table:table-cell office:value-type="percentage" office:value="0.72035301433184251" table:style-name="ce39">
            <text:p>72,0%</text:p>
          </table:table-cell>
          <table:table-cell office:value-type="float" office:value="35926" table:style-name="ce38">
            <text:p>35.926</text:p>
          </table:table-cell>
          <table:table-cell office:value-type="percentage" office:value="0.31703141546064245" table:style-name="ce39">
            <text:p>31,7%</text:p>
          </table:table-cell>
          <table:table-cell office:value-type="float" office:value="1279" table:style-name="ce38">
            <text:p>1.279</text:p>
          </table:table-cell>
          <table:table-cell office:value-type="percentage" office:value="1.5091445427728613E-2" table:style-name="ce39">
            <text:p>1,5%</text:p>
          </table:table-cell>
          <table:table-cell office:value-type="float" office:value="737161" table:style-name="ce38">
            <text:p>737.16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7316172961611518" table:style-name="ce39">
            <text:p>7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267" table:style-name="ce38">
            <text:p>241.267</text:p>
          </table:table-cell>
          <table:table-cell office:value-type="percentage" office:value="1" table:style-name="ce39">
            <text:p>100,0%</text:p>
          </table:table-cell>
          <table:table-cell office:value-type="float" office:value="289621" table:style-name="ce38">
            <text:p>289.621</text:p>
          </table:table-cell>
          <table:table-cell office:value-type="percentage" office:value="0.99951339375073334" table:style-name="ce39">
            <text:p>100,0%</text:p>
          </table:table-cell>
          <table:table-cell office:value-type="float" office:value="338037" table:style-name="ce38">
            <text:p>338.037</text:p>
          </table:table-cell>
          <table:table-cell office:value-type="percentage" office:value="0.97437501261072212" table:style-name="ce39">
            <text:p>97,4%</text:p>
          </table:table-cell>
          <table:table-cell office:value-type="float" office:value="380559" table:style-name="ce38">
            <text:p>380.559</text:p>
          </table:table-cell>
          <table:table-cell office:value-type="percentage" office:value="0.93759377563816704" table:style-name="ce39">
            <text:p>93,8%</text:p>
          </table:table-cell>
          <table:table-cell office:value-type="float" office:value="386309" table:style-name="ce38">
            <text:p>386.309</text:p>
          </table:table-cell>
          <table:table-cell office:value-type="percentage" office:value="0.87159453184754332" table:style-name="ce39">
            <text:p>87,2%</text:p>
          </table:table-cell>
          <table:table-cell office:value-type="float" office:value="201334" table:style-name="ce38">
            <text:p>201.334</text:p>
          </table:table-cell>
          <table:table-cell office:value-type="percentage" office:value="0.62253871270964234" table:style-name="ce39">
            <text:p>62,3%</text:p>
          </table:table-cell>
          <table:table-cell office:value-type="float" office:value="24283" table:style-name="ce38">
            <text:p>24.283</text:p>
          </table:table-cell>
          <table:table-cell office:value-type="percentage" office:value="0.10512985916590542" table:style-name="ce39">
            <text:p>10,5%</text:p>
          </table:table-cell>
          <table:table-cell office:value-type="float" office:value="1033" table:style-name="ce38">
            <text:p>1.033</text:p>
          </table:table-cell>
          <table:table-cell office:value-type="percentage" office:value="5.7386657185553892E-3" table:style-name="ce39">
            <text:p>0,6%</text:p>
          </table:table-cell>
          <table:table-cell office:value-type="float" office:value="1862443" table:style-name="ce38">
            <text:p>1.862.44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5878805311230768" table:style-name="ce39">
            <text:p>7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2" table:style-name="ce38">
            <text:p>23.332</text:p>
          </table:table-cell>
          <table:table-cell office:value-type="percentage" office:value="1" table:style-name="ce39">
            <text:p>100,0%</text:p>
          </table:table-cell>
          <table:table-cell office:value-type="float" office:value="28559" table:style-name="ce38">
            <text:p>28.559</text:p>
          </table:table-cell>
          <table:table-cell office:value-type="percentage" office:value="1" table:style-name="ce39">
            <text:p>100,0%</text:p>
          </table:table-cell>
          <table:table-cell office:value-type="float" office:value="36887" table:style-name="ce38">
            <text:p>36.887</text:p>
          </table:table-cell>
          <table:table-cell office:value-type="percentage" office:value="0.97796807890132031" table:style-name="ce39">
            <text:p>97,8%</text:p>
          </table:table-cell>
          <table:table-cell office:value-type="float" office:value="43345" table:style-name="ce38">
            <text:p>43.345</text:p>
          </table:table-cell>
          <table:table-cell office:value-type="percentage" office:value="0.90938653910708289" table:style-name="ce39">
            <text:p>90,9%</text:p>
          </table:table-cell>
          <table:table-cell office:value-type="float" office:value="43904" table:style-name="ce38">
            <text:p>43.904</text:p>
          </table:table-cell>
          <table:table-cell office:value-type="percentage" office:value="0.82920656505562162" table:style-name="ce39">
            <text:p>82,9%</text:p>
          </table:table-cell>
          <table:table-cell office:value-type="float" office:value="23622" table:style-name="ce38">
            <text:p>23.622</text:p>
          </table:table-cell>
          <table:table-cell office:value-type="percentage" office:value="0.60077824970116234" table:style-name="ce39">
            <text:p>60,1%</text:p>
          </table:table-cell>
          <table:table-cell office:value-type="float" office:value="5101" table:style-name="ce38">
            <text:p>5.101</text:p>
          </table:table-cell>
          <table:table-cell office:value-type="percentage" office:value="0.16747652505088975" table:style-name="ce39">
            <text:p>16,7%</text:p>
          </table:table-cell>
          <table:table-cell office:value-type="float" office:value="416" table:style-name="ce38">
            <text:p>416</text:p>
          </table:table-cell>
          <table:table-cell office:value-type="percentage" office:value="1.6293279022403257E-2" table:style-name="ce39">
            <text:p>1,6%</text:p>
          </table:table-cell>
          <table:table-cell office:value-type="float" office:value="205166" table:style-name="ce38">
            <text:p>205.16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2249181251540651" table:style-name="ce39">
            <text:p>7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452" table:style-name="ce38">
            <text:p>372.452</text:p>
          </table:table-cell>
          <table:table-cell office:value-type="percentage" office:value="1" table:style-name="ce39">
            <text:p>100,0%</text:p>
          </table:table-cell>
          <table:table-cell office:value-type="float" office:value="507874" table:style-name="ce38">
            <text:p>507.874</text:p>
          </table:table-cell>
          <table:table-cell office:value-type="percentage" office:value="0.9653912610415506" table:style-name="ce39">
            <text:p>96,5%</text:p>
          </table:table-cell>
          <table:table-cell office:value-type="float" office:value="675853" table:style-name="ce38">
            <text:p>675.853</text:p>
          </table:table-cell>
          <table:table-cell office:value-type="percentage" office:value="0.96094255413231189" table:style-name="ce39">
            <text:p>96,1%</text:p>
          </table:table-cell>
          <table:table-cell office:value-type="float" office:value="910498" table:style-name="ce38">
            <text:p>910.498</text:p>
          </table:table-cell>
          <table:table-cell office:value-type="percentage" office:value="0.93597235971434534" table:style-name="ce39">
            <text:p>93,6%</text:p>
          </table:table-cell>
          <table:table-cell office:value-type="float" office:value="953349" table:style-name="ce38">
            <text:p>953.349</text:p>
          </table:table-cell>
          <table:table-cell office:value-type="percentage" office:value="0.81764383505250127" table:style-name="ce39">
            <text:p>81,8%</text:p>
          </table:table-cell>
          <table:table-cell office:value-type="float" office:value="589903" table:style-name="ce38">
            <text:p>589.903</text:p>
          </table:table-cell>
          <table:table-cell office:value-type="percentage" office:value="0.62118592308664333" table:style-name="ce39">
            <text:p>62,1%</text:p>
          </table:table-cell>
          <table:table-cell office:value-type="float" office:value="376287" table:style-name="ce38">
            <text:p>376.287</text:p>
          </table:table-cell>
          <table:table-cell office:value-type="percentage" office:value="0.50680090238728581" table:style-name="ce39">
            <text:p>50,7%</text:p>
          </table:table-cell>
          <table:table-cell office:value-type="float" office:value="71780" table:style-name="ce38">
            <text:p>71.780</text:p>
          </table:table-cell>
          <table:table-cell office:value-type="percentage" office:value="0.12967399041084507" table:style-name="ce39">
            <text:p>13,0%</text:p>
          </table:table-cell>
          <table:table-cell office:value-type="float" office:value="4457996" table:style-name="ce38">
            <text:p>4.457.99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4574154930036896" table:style-name="ce39">
            <text:p>7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45" table:style-name="ce38">
            <text:p>73.545</text:p>
          </table:table-cell>
          <table:table-cell office:value-type="percentage" office:value="1" table:style-name="ce39">
            <text:p>100,0%</text:p>
          </table:table-cell>
          <table:table-cell office:value-type="float" office:value="102117" table:style-name="ce38">
            <text:p>102.117</text:p>
          </table:table-cell>
          <table:table-cell office:value-type="percentage" office:value="0.99240031487186464" table:style-name="ce39">
            <text:p>99,2%</text:p>
          </table:table-cell>
          <table:table-cell office:value-type="float" office:value="142376" table:style-name="ce38">
            <text:p>142.376</text:p>
          </table:table-cell>
          <table:table-cell office:value-type="percentage" office:value="0.96914416407435899" table:style-name="ce39">
            <text:p>96,9%</text:p>
          </table:table-cell>
          <table:table-cell office:value-type="float" office:value="198960" table:style-name="ce38">
            <text:p>198.960</text:p>
          </table:table-cell>
          <table:table-cell office:value-type="percentage" office:value="0.93296319915969539" table:style-name="ce39">
            <text:p>93,3%</text:p>
          </table:table-cell>
          <table:table-cell office:value-type="float" office:value="213903" table:style-name="ce38">
            <text:p>213.903</text:p>
          </table:table-cell>
          <table:table-cell office:value-type="percentage" office:value="0.84161758283265853" table:style-name="ce39">
            <text:p>84,2%</text:p>
          </table:table-cell>
          <table:table-cell office:value-type="float" office:value="132484" table:style-name="ce38">
            <text:p>132.484</text:p>
          </table:table-cell>
          <table:table-cell office:value-type="percentage" office:value="0.63388563800519615" table:style-name="ce39">
            <text:p>63,4%</text:p>
          </table:table-cell>
          <table:table-cell office:value-type="float" office:value="71028" table:style-name="ce38">
            <text:p>71.028</text:p>
          </table:table-cell>
          <table:table-cell office:value-type="percentage" office:value="0.41235892434164695" table:style-name="ce39">
            <text:p>41,2%</text:p>
          </table:table-cell>
          <table:table-cell office:value-type="float" office:value="1838" table:style-name="ce38">
            <text:p>1.838</text:p>
          </table:table-cell>
          <table:table-cell office:value-type="percentage" office:value="1.2953331360029317E-2" table:style-name="ce39">
            <text:p>1,3%</text:p>
          </table:table-cell>
          <table:table-cell office:value-type="float" office:value="936251" table:style-name="ce38">
            <text:p>936.25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1462068470701923" table:style-name="ce39">
            <text:p>7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04" table:style-name="ce38">
            <text:p>42.404</text:p>
          </table:table-cell>
          <table:table-cell office:value-type="percentage" office:value="1" table:style-name="ce39">
            <text:p>100,0%</text:p>
          </table:table-cell>
          <table:table-cell office:value-type="float" office:value="55701" table:style-name="ce38">
            <text:p>55.701</text:p>
          </table:table-cell>
          <table:table-cell office:value-type="percentage" office:value="0.99836894178376823" table:style-name="ce39">
            <text:p>99,8%</text:p>
          </table:table-cell>
          <table:table-cell office:value-type="float" office:value="70068" table:style-name="ce38">
            <text:p>70.068</text:p>
          </table:table-cell>
          <table:table-cell office:value-type="percentage" office:value="0.94886517523427771" table:style-name="ce39">
            <text:p>94,9%</text:p>
          </table:table-cell>
          <table:table-cell office:value-type="float" office:value="88506" table:style-name="ce38">
            <text:p>88.506</text:p>
          </table:table-cell>
          <table:table-cell office:value-type="percentage" office:value="0.9153204955840073" table:style-name="ce39">
            <text:p>91,5%</text:p>
          </table:table-cell>
          <table:table-cell office:value-type="float" office:value="89942" table:style-name="ce38">
            <text:p>89.942</text:p>
          </table:table-cell>
          <table:table-cell office:value-type="percentage" office:value="0.83278087442825133" table:style-name="ce39">
            <text:p>83,3%</text:p>
          </table:table-cell>
          <table:table-cell office:value-type="float" office:value="52298" table:style-name="ce38">
            <text:p>52.298</text:p>
          </table:table-cell>
          <table:table-cell office:value-type="percentage" office:value="0.64294759100576582" table:style-name="ce39">
            <text:p>64,3%</text:p>
          </table:table-cell>
          <table:table-cell office:value-type="float" office:value="29602" table:style-name="ce38">
            <text:p>29.602</text:p>
          </table:table-cell>
          <table:table-cell office:value-type="percentage" office:value="0.43451201432618491" table:style-name="ce39">
            <text:p>43,5%</text:p>
          </table:table-cell>
          <table:table-cell office:value-type="float" office:value="3721" table:style-name="ce38">
            <text:p>3.721</text:p>
          </table:table-cell>
          <table:table-cell office:value-type="percentage" office:value="6.5989217564020708E-2" table:style-name="ce39">
            <text:p>6,6%</text:p>
          </table:table-cell>
          <table:table-cell office:value-type="float" office:value="432242" table:style-name="ce38">
            <text:p>432.24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4350911836849842" table:style-name="ce39">
            <text:p>74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57" table:style-name="ce38">
            <text:p>163.657</text:p>
          </table:table-cell>
          <table:table-cell office:value-type="percentage" office:value="1" table:style-name="ce39">
            <text:p>100,0%</text:p>
          </table:table-cell>
          <table:table-cell office:value-type="float" office:value="212881" table:style-name="ce38">
            <text:p>212.881</text:p>
          </table:table-cell>
          <table:table-cell office:value-type="percentage" office:value="0.99906138980012293" table:style-name="ce39">
            <text:p>99,9%</text:p>
          </table:table-cell>
          <table:table-cell office:value-type="float" office:value="273294" table:style-name="ce38">
            <text:p>273.294</text:p>
          </table:table-cell>
          <table:table-cell office:value-type="percentage" office:value="0.975635354974136" table:style-name="ce39">
            <text:p>97,6%</text:p>
          </table:table-cell>
          <table:table-cell office:value-type="float" office:value="309705" table:style-name="ce38">
            <text:p>309.705</text:p>
          </table:table-cell>
          <table:table-cell office:value-type="percentage" office:value="0.91095868249911027" table:style-name="ce39">
            <text:p>91,1%</text:p>
          </table:table-cell>
          <table:table-cell office:value-type="float" office:value="297553" table:style-name="ce38">
            <text:p>297.553</text:p>
          </table:table-cell>
          <table:table-cell office:value-type="percentage" office:value="0.82166772981197511" table:style-name="ce39">
            <text:p>82,2%</text:p>
          </table:table-cell>
          <table:table-cell office:value-type="float" office:value="154113" table:style-name="ce38">
            <text:p>154.113</text:p>
          </table:table-cell>
          <table:table-cell office:value-type="percentage" office:value="0.59150696813961612" table:style-name="ce39">
            <text:p>59,2%</text:p>
          </table:table-cell>
          <table:table-cell office:value-type="float" office:value="46613" table:style-name="ce38">
            <text:p>46.613</text:p>
          </table:table-cell>
          <table:table-cell office:value-type="percentage" office:value="0.23129099804499489" table:style-name="ce39">
            <text:p>23,1%</text:p>
          </table:table-cell>
          <table:table-cell office:value-type="float" office:value="7496" table:style-name="ce38">
            <text:p>7.496</text:p>
          </table:table-cell>
          <table:table-cell office:value-type="percentage" office:value="4.4458678813328115E-2" table:style-name="ce39">
            <text:p>4,4%</text:p>
          </table:table-cell>
          <table:table-cell office:value-type="float" office:value="1465312" table:style-name="ce38">
            <text:p>1.465.312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3858573557808871" table:style-name="ce39">
            <text:p>7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4" table:style-name="ce38">
            <text:p>2.374</text:p>
          </table:table-cell>
          <table:table-cell office:value-type="percentage" office:value="0.91132437619961615" table:style-name="ce39">
            <text:p>91,1%</text:p>
          </table:table-cell>
          <table:table-cell office:value-type="float" office:value="3822" table:style-name="ce38">
            <text:p>3.822</text:p>
          </table:table-cell>
          <table:table-cell office:value-type="percentage" office:value="0.88513200555812876" table:style-name="ce39">
            <text:p>88,5%</text:p>
          </table:table-cell>
          <table:table-cell office:value-type="float" office:value="7323" table:style-name="ce38">
            <text:p>7.323</text:p>
          </table:table-cell>
          <table:table-cell office:value-type="percentage" office:value="0.93203512791141652" table:style-name="ce39">
            <text:p>93,2%</text:p>
          </table:table-cell>
          <table:table-cell office:value-type="float" office:value="9824" table:style-name="ce38">
            <text:p>9.824</text:p>
          </table:table-cell>
          <table:table-cell office:value-type="percentage" office:value="0.85012114918656978" table:style-name="ce39">
            <text:p>85,0%</text:p>
          </table:table-cell>
          <table:table-cell office:value-type="float" office:value="9910" table:style-name="ce38">
            <text:p>9.910</text:p>
          </table:table-cell>
          <table:table-cell office:value-type="percentage" office:value="0.78389495333016923" table:style-name="ce39">
            <text:p>78,4%</text:p>
          </table:table-cell>
          <table:table-cell office:value-type="float" office:value="7542" table:style-name="ce38">
            <text:p>7.542</text:p>
          </table:table-cell>
          <table:table-cell office:value-type="percentage" office:value="0.63410122750966869" table:style-name="ce39">
            <text:p>63,4%</text:p>
          </table:table-cell>
          <table:table-cell office:value-type="float" office:value="6677" table:style-name="ce38">
            <text:p>6.677</text:p>
          </table:table-cell>
          <table:table-cell office:value-type="percentage" office:value="0.60882647943831492" table:style-name="ce39">
            <text:p>60,9%</text:p>
          </table:table-cell>
          <table:table-cell office:value-type="float" office:value="2924" table:style-name="ce38">
            <text:p>2.924</text:p>
          </table:table-cell>
          <table:table-cell office:value-type="percentage" office:value="0.32040324348016658" table:style-name="ce39">
            <text:p>32,0%</text:p>
          </table:table-cell>
          <table:table-cell office:value-type="float" office:value="50396" table:style-name="ce38">
            <text:p>50.39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1015289227083778" table:style-name="ce39">
            <text:p>71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3" table:style-name="ce38">
            <text:p>1.983</text:p>
          </table:table-cell>
          <table:table-cell office:value-type="percentage" office:value="0.84418901660280976" table:style-name="ce39">
            <text:p>84,4%</text:p>
          </table:table-cell>
          <table:table-cell office:value-type="float" office:value="3258" table:style-name="ce38">
            <text:p>3.258</text:p>
          </table:table-cell>
          <table:table-cell office:value-type="percentage" office:value="0.86926360725720386" table:style-name="ce39">
            <text:p>86,9%</text:p>
          </table:table-cell>
          <table:table-cell office:value-type="float" office:value="6905" table:style-name="ce38">
            <text:p>6.905</text:p>
          </table:table-cell>
          <table:table-cell office:value-type="percentage" office:value="0.88220263191516546" table:style-name="ce39">
            <text:p>88,2%</text:p>
          </table:table-cell>
          <table:table-cell office:value-type="float" office:value="9220" table:style-name="ce38">
            <text:p>9.220</text:p>
          </table:table-cell>
          <table:table-cell office:value-type="percentage" office:value="0.81600141605451815" table:style-name="ce39">
            <text:p>81,6%</text:p>
          </table:table-cell>
          <table:table-cell office:value-type="float" office:value="9348" table:style-name="ce38">
            <text:p>9.348</text:p>
          </table:table-cell>
          <table:table-cell office:value-type="percentage" office:value="0.77887018830194965" table:style-name="ce39">
            <text:p>77,9%</text:p>
          </table:table-cell>
          <table:table-cell office:value-type="float" office:value="7470" table:style-name="ce38">
            <text:p>7.470</text:p>
          </table:table-cell>
          <table:table-cell office:value-type="percentage" office:value="0.61567625484216604" table:style-name="ce39">
            <text:p>61,6%</text:p>
          </table:table-cell>
          <table:table-cell office:value-type="float" office:value="6826" table:style-name="ce38">
            <text:p>6.826</text:p>
          </table:table-cell>
          <table:table-cell office:value-type="percentage" office:value="0.56907044601917467" table:style-name="ce39">
            <text:p>56,9%</text:p>
          </table:table-cell>
          <table:table-cell office:value-type="float" office:value="3028" table:style-name="ce38">
            <text:p>3.028</text:p>
          </table:table-cell>
          <table:table-cell office:value-type="percentage" office:value="0.3162732400250679" table:style-name="ce39">
            <text:p>31,6%</text:p>
          </table:table-cell>
          <table:table-cell office:value-type="float" office:value="48038" table:style-name="ce38">
            <text:p>48.03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728791574435687" table:style-name="ce39">
            <text:p>67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71" table:style-name="ce38">
            <text:p>3.471</text:p>
          </table:table-cell>
          <table:table-cell office:value-type="string" table:style-name="ce39">
            <text:p>-</text:p>
          </table:table-cell>
          <table:table-cell office:value-type="float" office:value="9342" table:style-name="ce38">
            <text:p>9.342</text:p>
          </table:table-cell>
          <table:table-cell office:value-type="string" table:style-name="ce39">
            <text:p>-</text:p>
          </table:table-cell>
          <table:table-cell office:value-type="float" office:value="21467" table:style-name="ce38">
            <text:p>21.467</text:p>
          </table:table-cell>
          <table:table-cell office:value-type="string" table:style-name="ce39">
            <text:p>-</text:p>
          </table:table-cell>
          <table:table-cell office:value-type="float" office:value="30431" table:style-name="ce38">
            <text:p>30.431</text:p>
          </table:table-cell>
          <table:table-cell office:value-type="string" table:style-name="ce39">
            <text:p>-</text:p>
          </table:table-cell>
          <table:table-cell office:value-type="float" office:value="23210" table:style-name="ce38">
            <text:p>23.210</text:p>
          </table:table-cell>
          <table:table-cell office:value-type="string" table:style-name="ce39">
            <text:p>-</text:p>
          </table:table-cell>
          <table:table-cell office:value-type="float" office:value="917" table:style-name="ce38">
            <text:p>917</text:p>
          </table:table-cell>
          <table:table-cell office:value-type="string" table:style-name="ce39">
            <text:p>-</text:p>
          </table:table-cell>
          <table:table-cell office:value-type="float" office:value="88887" table:style-name="ce38">
            <text:p>88.88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19" table:style-name="ce41">
            <text:p>119</text:p>
          </table:table-cell>
          <table:table-cell office:value-type="string" table:style-name="ce42">
            <text:p>-</text:p>
          </table:table-cell>
          <table:table-cell office:value-type="float" office:value="370" table:style-name="ce41">
            <text:p>370</text:p>
          </table:table-cell>
          <table:table-cell office:value-type="string" table:style-name="ce42">
            <text:p>-</text:p>
          </table:table-cell>
          <table:table-cell office:value-type="float" office:value="703" table:style-name="ce41">
            <text:p>703</text:p>
          </table:table-cell>
          <table:table-cell office:value-type="string" table:style-name="ce42">
            <text:p>-</text:p>
          </table:table-cell>
          <table:table-cell office:value-type="float" office:value="749" table:style-name="ce41">
            <text:p>749</text:p>
          </table:table-cell>
          <table:table-cell office:value-type="string" table:style-name="ce42">
            <text:p>-</text:p>
          </table:table-cell>
          <table:table-cell office:value-type="float" office:value="664" table:style-name="ce41">
            <text:p>664</text:p>
          </table:table-cell>
          <table:table-cell office:value-type="string" table:style-name="ce42">
            <text:p>-</text:p>
          </table:table-cell>
          <table:table-cell office:value-type="float" office:value="68" table:style-name="ce41">
            <text:p>68</text:p>
          </table:table-cell>
          <table:table-cell office:value-type="string" table:style-name="ce42">
            <text:p>-</text:p>
          </table:table-cell>
          <table:table-cell office:value-type="float" office:value="2707" table:style-name="ce41">
            <text:p>2.70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4767" table:style-name="ce45">
            <text:p>2.924.767</text:p>
          </table:table-cell>
          <table:table-cell office:value-type="percentage" office:value="1" table:style-name="ce46">
            <text:p>100,0%</text:p>
          </table:table-cell>
          <table:table-cell office:value-type="float" office:value="3916344" table:style-name="ce45">
            <text:p>3.916.344</text:p>
          </table:table-cell>
          <table:table-cell office:value-type="percentage" office:value="0.98896451934258323" table:style-name="ce46">
            <text:p>98,9%</text:p>
          </table:table-cell>
          <table:table-cell office:value-type="float" office:value="5138727" table:style-name="ce45">
            <text:p>5.138.727</text:p>
          </table:table-cell>
          <table:table-cell office:value-type="percentage" office:value="0.96285187931915128" table:style-name="ce46">
            <text:p>96,3%</text:p>
          </table:table-cell>
          <table:table-cell office:value-type="float" office:value="6427810" table:style-name="ce45">
            <text:p>6.427.810</text:p>
          </table:table-cell>
          <table:table-cell office:value-type="percentage" office:value="0.91391018675996749" table:style-name="ce46">
            <text:p>91,4%</text:p>
          </table:table-cell>
          <table:table-cell office:value-type="float" office:value="6477266" table:style-name="ce45">
            <text:p>6.477.266</text:p>
          </table:table-cell>
          <table:table-cell office:value-type="percentage" office:value="0.82076556783379884" table:style-name="ce46">
            <text:p>82,1%</text:p>
          </table:table-cell>
          <table:table-cell office:value-type="float" office:value="3796039" table:style-name="ce45">
            <text:p>3.796.039</text:p>
          </table:table-cell>
          <table:table-cell office:value-type="percentage" office:value="0.60927663908739127" table:style-name="ce46">
            <text:p>60,9%</text:p>
          </table:table-cell>
          <table:table-cell office:value-type="float" office:value="1854381" table:style-name="ce45">
            <text:p>1.854.381</text:p>
          </table:table-cell>
          <table:table-cell office:value-type="percentage" office:value="0.37502851572611962" table:style-name="ce46">
            <text:p>37,5%</text:p>
          </table:table-cell>
          <table:table-cell office:value-type="float" office:value="292598" table:style-name="ce45">
            <text:p>292.598</text:p>
          </table:table-cell>
          <table:table-cell office:value-type="percentage" office:value="7.5243411270542279E-2" table:style-name="ce46">
            <text:p>7,5%</text:p>
          </table:table-cell>
          <table:table-cell office:value-type="float" office:value="30827932" table:style-name="ce45">
            <text:p>30.827.932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3191022365785119" table:style-name="ce46">
            <text:p>73,2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444" table:style-name="ce35">
            <text:p>425.444</text:p>
          </table:table-cell>
          <table:table-cell office:value-type="percentage" office:value="1" table:style-name="ce36">
            <text:p>100,0%</text:p>
          </table:table-cell>
          <table:table-cell office:value-type="float" office:value="643569" table:style-name="ce35">
            <text:p>643.569</text:p>
          </table:table-cell>
          <table:table-cell office:value-type="percentage" office:value="0.98952613929373701" table:style-name="ce36">
            <text:p>99,0%</text:p>
          </table:table-cell>
          <table:table-cell office:value-type="float" office:value="782172" table:style-name="ce35">
            <text:p>782.172</text:p>
          </table:table-cell>
          <table:table-cell office:value-type="percentage" office:value="0.85376255120630207" table:style-name="ce36">
            <text:p>85,4%</text:p>
          </table:table-cell>
          <table:table-cell office:value-type="float" office:value="1103568" table:style-name="ce35">
            <text:p>1.103.568</text:p>
          </table:table-cell>
          <table:table-cell office:value-type="percentage" office:value="0.8723712886979742" table:style-name="ce36">
            <text:p>87,2%</text:p>
          </table:table-cell>
          <table:table-cell office:value-type="float" office:value="1064127" table:style-name="ce35">
            <text:p>1.064.127</text:p>
          </table:table-cell>
          <table:table-cell office:value-type="percentage" office:value="0.76825950788166175" table:style-name="ce36">
            <text:p>76,8%</text:p>
          </table:table-cell>
          <table:table-cell office:value-type="float" office:value="408534" table:style-name="ce35">
            <text:p>408.534</text:p>
          </table:table-cell>
          <table:table-cell office:value-type="percentage" office:value="0.35829495613554263" table:style-name="ce36">
            <text:p>35,8%</text:p>
          </table:table-cell>
          <table:table-cell office:value-type="float" office:value="109209" table:style-name="ce35">
            <text:p>109.209</text:p>
          </table:table-cell>
          <table:table-cell office:value-type="percentage" office:value="0.11759695565280315" table:style-name="ce36">
            <text:p>11,8%</text:p>
          </table:table-cell>
          <table:table-cell office:value-type="float" office:value="5789" table:style-name="ce35">
            <text:p>5.789</text:p>
          </table:table-cell>
          <table:table-cell office:value-type="percentage" office:value="7.6888646273709765E-3" table:style-name="ce36">
            <text:p>0,8%</text:p>
          </table:table-cell>
          <table:table-cell office:value-type="float" office:value="4542412" table:style-name="ce35">
            <text:p>4.542.41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0955813727233388" table:style-name="ce36">
            <text:p>6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198" table:style-name="ce38">
            <text:p>99.198</text:p>
          </table:table-cell>
          <table:table-cell office:value-type="percentage" office:value="1" table:style-name="ce39">
            <text:p>100,0%</text:p>
          </table:table-cell>
          <table:table-cell office:value-type="float" office:value="117453" table:style-name="ce38">
            <text:p>117.453</text:p>
          </table:table-cell>
          <table:table-cell office:value-type="percentage" office:value="0.98737337648690682" table:style-name="ce39">
            <text:p>98,7%</text:p>
          </table:table-cell>
          <table:table-cell office:value-type="float" office:value="117026" table:style-name="ce38">
            <text:p>117.026</text:p>
          </table:table-cell>
          <table:table-cell office:value-type="percentage" office:value="0.74840599359199833" table:style-name="ce39">
            <text:p>74,8%</text:p>
          </table:table-cell>
          <table:table-cell office:value-type="float" office:value="172936" table:style-name="ce38">
            <text:p>172.936</text:p>
          </table:table-cell>
          <table:table-cell office:value-type="percentage" office:value="0.87224234109731369" table:style-name="ce39">
            <text:p>87,2%</text:p>
          </table:table-cell>
          <table:table-cell office:value-type="float" office:value="161965" table:style-name="ce38">
            <text:p>161.965</text:p>
          </table:table-cell>
          <table:table-cell office:value-type="percentage" office:value="0.7535253532331827" table:style-name="ce39">
            <text:p>75,4%</text:p>
          </table:table-cell>
          <table:table-cell office:value-type="float" office:value="43443" table:style-name="ce38">
            <text:p>43.443</text:p>
          </table:table-cell>
          <table:table-cell office:value-type="percentage" office:value="0.2644351922866221" table:style-name="ce39">
            <text:p>26,4%</text:p>
          </table:table-cell>
          <table:table-cell office:value-type="float" office:value="27735" table:style-name="ce38">
            <text:p>27.735</text:p>
          </table:table-cell>
          <table:table-cell office:value-type="percentage" office:value="0.2126900867324637" table:style-name="ce39">
            <text:p>21,3%</text:p>
          </table:table-cell>
          <table:table-cell office:value-type="float" office:value="6465" table:style-name="ce38">
            <text:p>6.465</text:p>
          </table:table-cell>
          <table:table-cell office:value-type="percentage" office:value="6.270063718977005E-2" table:style-name="ce39">
            <text:p>6,3%</text:p>
          </table:table-cell>
          <table:table-cell office:value-type="float" office:value="746221" table:style-name="ce38">
            <text:p>746.22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2965116180955061" table:style-name="ce39">
            <text:p>6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22" table:style-name="ce38">
            <text:p>87.522</text:p>
          </table:table-cell>
          <table:table-cell office:value-type="percentage" office:value="0.99653861043426772" table:style-name="ce39">
            <text:p>99,7%</text:p>
          </table:table-cell>
          <table:table-cell office:value-type="float" office:value="112748" table:style-name="ce38">
            <text:p>112.748</text:p>
          </table:table-cell>
          <table:table-cell office:value-type="percentage" office:value="1" table:style-name="ce39">
            <text:p>100,0%</text:p>
          </table:table-cell>
          <table:table-cell office:value-type="float" office:value="132850" table:style-name="ce38">
            <text:p>132.850</text:p>
          </table:table-cell>
          <table:table-cell office:value-type="percentage" office:value="0.88772619143078613" table:style-name="ce39">
            <text:p>88,8%</text:p>
          </table:table-cell>
          <table:table-cell office:value-type="float" office:value="144741" table:style-name="ce38">
            <text:p>144.741</text:p>
          </table:table-cell>
          <table:table-cell office:value-type="percentage" office:value="0.88991976390297889" table:style-name="ce39">
            <text:p>89,0%</text:p>
          </table:table-cell>
          <table:table-cell office:value-type="float" office:value="132732" table:style-name="ce38">
            <text:p>132.732</text:p>
          </table:table-cell>
          <table:table-cell office:value-type="percentage" office:value="0.79483571167653733" table:style-name="ce39">
            <text:p>79,5%</text:p>
          </table:table-cell>
          <table:table-cell office:value-type="float" office:value="45037" table:style-name="ce38">
            <text:p>45.037</text:p>
          </table:table-cell>
          <table:table-cell office:value-type="percentage" office:value="0.39350464390874695" table:style-name="ce39">
            <text:p>39,4%</text:p>
          </table:table-cell>
          <table:table-cell office:value-type="float" office:value="10351" table:style-name="ce38">
            <text:p>10.351</text:p>
          </table:table-cell>
          <table:table-cell office:value-type="percentage" office:value="0.1308414759009493" table:style-name="ce39">
            <text:p>13,1%</text:p>
          </table:table-cell>
          <table:table-cell office:value-type="float" office:value="596" table:style-name="ce38">
            <text:p>596</text:p>
          </table:table-cell>
          <table:table-cell office:value-type="percentage" office:value="9.3124999999999996E-3" table:style-name="ce39">
            <text:p>0,9%</text:p>
          </table:table-cell>
          <table:table-cell office:value-type="float" office:value="666577" table:style-name="ce38">
            <text:p>666.57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1373565599880928" table:style-name="ce39">
            <text:p>7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238" table:style-name="ce38">
            <text:p>50.238</text:p>
          </table:table-cell>
          <table:table-cell office:value-type="percentage" office:value="1" table:style-name="ce39">
            <text:p>100,0%</text:p>
          </table:table-cell>
          <table:table-cell office:value-type="float" office:value="77506" table:style-name="ce38">
            <text:p>77.506</text:p>
          </table:table-cell>
          <table:table-cell office:value-type="percentage" office:value="0.96261612598738144" table:style-name="ce39">
            <text:p>96,3%</text:p>
          </table:table-cell>
          <table:table-cell office:value-type="float" office:value="92869" table:style-name="ce38">
            <text:p>92.869</text:p>
          </table:table-cell>
          <table:table-cell office:value-type="percentage" office:value="0.79218807312059092" table:style-name="ce39">
            <text:p>79,2%</text:p>
          </table:table-cell>
          <table:table-cell office:value-type="float" office:value="137629" table:style-name="ce38">
            <text:p>137.629</text:p>
          </table:table-cell>
          <table:table-cell office:value-type="percentage" office:value="0.83010549044916371" table:style-name="ce39">
            <text:p>83,0%</text:p>
          </table:table-cell>
          <table:table-cell office:value-type="float" office:value="142601" table:style-name="ce38">
            <text:p>142.601</text:p>
          </table:table-cell>
          <table:table-cell office:value-type="percentage" office:value="0.69166036125177033" table:style-name="ce39">
            <text:p>69,2%</text:p>
          </table:table-cell>
          <table:table-cell office:value-type="float" office:value="68691" table:style-name="ce38">
            <text:p>68.691</text:p>
          </table:table-cell>
          <table:table-cell office:value-type="percentage" office:value="0.37703568311679758" table:style-name="ce39">
            <text:p>37,7%</text:p>
          </table:table-cell>
          <table:table-cell office:value-type="float" office:value="27018" table:style-name="ce38">
            <text:p>27.018</text:p>
          </table:table-cell>
          <table:table-cell office:value-type="percentage" office:value="0.19586492873816533" table:style-name="ce39">
            <text:p>19,6%</text:p>
          </table:table-cell>
          <table:table-cell office:value-type="float" office:value="6644" table:style-name="ce38">
            <text:p>6.644</text:p>
          </table:table-cell>
          <table:table-cell office:value-type="percentage" office:value="6.9585253456221199E-2" table:style-name="ce39">
            <text:p>7,0%</text:p>
          </table:table-cell>
          <table:table-cell office:value-type="float" office:value="603196" table:style-name="ce38">
            <text:p>603.19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8287296821717183" table:style-name="ce39">
            <text:p>5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292" table:style-name="ce38">
            <text:p>90.292</text:p>
          </table:table-cell>
          <table:table-cell office:value-type="percentage" office:value="1" table:style-name="ce39">
            <text:p>100,0%</text:p>
          </table:table-cell>
          <table:table-cell office:value-type="float" office:value="147108" table:style-name="ce38">
            <text:p>147.108</text:p>
          </table:table-cell>
          <table:table-cell office:value-type="percentage" office:value="0.95196433078152609" table:style-name="ce39">
            <text:p>95,2%</text:p>
          </table:table-cell>
          <table:table-cell office:value-type="float" office:value="187189" table:style-name="ce38">
            <text:p>187.189</text:p>
          </table:table-cell>
          <table:table-cell office:value-type="percentage" office:value="0.79623721777006451" table:style-name="ce39">
            <text:p>79,6%</text:p>
          </table:table-cell>
          <table:table-cell office:value-type="float" office:value="294622" table:style-name="ce38">
            <text:p>294.622</text:p>
          </table:table-cell>
          <table:table-cell office:value-type="percentage" office:value="0.84054754188159031" table:style-name="ce39">
            <text:p>84,1%</text:p>
          </table:table-cell>
          <table:table-cell office:value-type="float" office:value="259161" table:style-name="ce38">
            <text:p>259.161</text:p>
          </table:table-cell>
          <table:table-cell office:value-type="percentage" office:value="0.66807158103133601" table:style-name="ce39">
            <text:p>66,8%</text:p>
          </table:table-cell>
          <table:table-cell office:value-type="float" office:value="110286" table:style-name="ce38">
            <text:p>110.286</text:p>
          </table:table-cell>
          <table:table-cell office:value-type="percentage" office:value="0.35469263573620124" table:style-name="ce39">
            <text:p>35,5%</text:p>
          </table:table-cell>
          <table:table-cell office:value-type="float" office:value="40125" table:style-name="ce38">
            <text:p>40.125</text:p>
          </table:table-cell>
          <table:table-cell office:value-type="percentage" office:value="0.15938557605224271" table:style-name="ce39">
            <text:p>15,9%</text:p>
          </table:table-cell>
          <table:table-cell office:value-type="float" office:value="2760" table:style-name="ce38">
            <text:p>2.760</text:p>
          </table:table-cell>
          <table:table-cell office:value-type="percentage" office:value="1.5350645450146555E-2" table:style-name="ce39">
            <text:p>1,5%</text:p>
          </table:table-cell>
          <table:table-cell office:value-type="float" office:value="1131543" table:style-name="ce38">
            <text:p>1.131.54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7708996549321845" table:style-name="ce39">
            <text:p>5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58" table:style-name="ce38">
            <text:p>41.758</text:p>
          </table:table-cell>
          <table:table-cell office:value-type="percentage" office:value="1" table:style-name="ce39">
            <text:p>100,0%</text:p>
          </table:table-cell>
          <table:table-cell office:value-type="float" office:value="55397" table:style-name="ce38">
            <text:p>55.397</text:p>
          </table:table-cell>
          <table:table-cell office:value-type="percentage" office:value="1" table:style-name="ce39">
            <text:p>100,0%</text:p>
          </table:table-cell>
          <table:table-cell office:value-type="float" office:value="70027" table:style-name="ce38">
            <text:p>70.027</text:p>
          </table:table-cell>
          <table:table-cell office:value-type="percentage" office:value="0.90538496347533781" table:style-name="ce39">
            <text:p>90,5%</text:p>
          </table:table-cell>
          <table:table-cell office:value-type="float" office:value="77047" table:style-name="ce38">
            <text:p>77.047</text:p>
          </table:table-cell>
          <table:table-cell office:value-type="percentage" office:value="0.85642034591614424" table:style-name="ce39">
            <text:p>85,6%</text:p>
          </table:table-cell>
          <table:table-cell office:value-type="float" office:value="68169" table:style-name="ce38">
            <text:p>68.169</text:p>
          </table:table-cell>
          <table:table-cell office:value-type="percentage" office:value="0.69724554817989337" table:style-name="ce39">
            <text:p>69,7%</text:p>
          </table:table-cell>
          <table:table-cell office:value-type="float" office:value="9879" table:style-name="ce38">
            <text:p>9.879</text:p>
          </table:table-cell>
          <table:table-cell office:value-type="percentage" office:value="0.14018134604742241" table:style-name="ce39">
            <text:p>14,0%</text:p>
          </table:table-cell>
          <table:table-cell office:value-type="float" office:value="5256" table:style-name="ce38">
            <text:p>5.256</text:p>
          </table:table-cell>
          <table:table-cell office:value-type="percentage" office:value="0.10406890406890407" table:style-name="ce39">
            <text:p>10,4%</text:p>
          </table:table-cell>
          <table:table-cell office:value-type="float" office:value="193" table:style-name="ce38">
            <text:p>193</text:p>
          </table:table-cell>
          <table:table-cell office:value-type="percentage" office:value="4.3900552737529287E-3" table:style-name="ce39">
            <text:p>0,4%</text:p>
          </table:table-cell>
          <table:table-cell office:value-type="float" office:value="327726" table:style-name="ce38">
            <text:p>327.72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2527975090006815" table:style-name="ce39">
            <text:p>6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794" table:style-name="ce38">
            <text:p>225.794</text:p>
          </table:table-cell>
          <table:table-cell office:value-type="percentage" office:value="1" table:style-name="ce39">
            <text:p>100,0%</text:p>
          </table:table-cell>
          <table:table-cell office:value-type="float" office:value="247427" table:style-name="ce38">
            <text:p>247.427</text:p>
          </table:table-cell>
          <table:table-cell office:value-type="percentage" office:value="1" table:style-name="ce39">
            <text:p>100,0%</text:p>
          </table:table-cell>
          <table:table-cell office:value-type="float" office:value="298504" table:style-name="ce38">
            <text:p>298.504</text:p>
          </table:table-cell>
          <table:table-cell office:value-type="percentage" office:value="0.93699756729184647" table:style-name="ce39">
            <text:p>93,7%</text:p>
          </table:table-cell>
          <table:table-cell office:value-type="float" office:value="333696" table:style-name="ce38">
            <text:p>333.696</text:p>
          </table:table-cell>
          <table:table-cell office:value-type="percentage" office:value="0.87544041450777199" table:style-name="ce39">
            <text:p>87,5%</text:p>
          </table:table-cell>
          <table:table-cell office:value-type="float" office:value="264108" table:style-name="ce38">
            <text:p>264.108</text:p>
          </table:table-cell>
          <table:table-cell office:value-type="percentage" office:value="0.72695944179133232" table:style-name="ce39">
            <text:p>72,7%</text:p>
          </table:table-cell>
          <table:table-cell office:value-type="float" office:value="52976" table:style-name="ce38">
            <text:p>52.976</text:p>
          </table:table-cell>
          <table:table-cell office:value-type="percentage" office:value="0.19783182651624637" table:style-name="ce39">
            <text:p>19,8%</text:p>
          </table:table-cell>
          <table:table-cell office:value-type="float" office:value="25736" table:style-name="ce38">
            <text:p>25.736</text:p>
          </table:table-cell>
          <table:table-cell office:value-type="percentage" office:value="0.1219680956939613" table:style-name="ce39">
            <text:p>12,2%</text:p>
          </table:table-cell>
          <table:table-cell office:value-type="float" office:value="1128" table:style-name="ce38">
            <text:p>1.128</text:p>
          </table:table-cell>
          <table:table-cell office:value-type="percentage" office:value="6.8222230286315638E-3" table:style-name="ce39">
            <text:p>0,7%</text:p>
          </table:table-cell>
          <table:table-cell office:value-type="float" office:value="1449369" table:style-name="ce38">
            <text:p>1.449.36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6599287858534828" table:style-name="ce39">
            <text:p>6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96" table:style-name="ce38">
            <text:p>135.396</text:p>
          </table:table-cell>
          <table:table-cell office:value-type="percentage" office:value="1" table:style-name="ce39">
            <text:p>100,0%</text:p>
          </table:table-cell>
          <table:table-cell office:value-type="float" office:value="156001" table:style-name="ce38">
            <text:p>156.001</text:p>
          </table:table-cell>
          <table:table-cell office:value-type="percentage" office:value="0.98051552158691646" table:style-name="ce39">
            <text:p>98,1%</text:p>
          </table:table-cell>
          <table:table-cell office:value-type="float" office:value="174342" table:style-name="ce38">
            <text:p>174.342</text:p>
          </table:table-cell>
          <table:table-cell office:value-type="percentage" office:value="0.79810843969163725" table:style-name="ce39">
            <text:p>79,8%</text:p>
          </table:table-cell>
          <table:table-cell office:value-type="float" office:value="252436" table:style-name="ce38">
            <text:p>252.436</text:p>
          </table:table-cell>
          <table:table-cell office:value-type="percentage" office:value="0.82098881871223306" table:style-name="ce39">
            <text:p>82,1%</text:p>
          </table:table-cell>
          <table:table-cell office:value-type="float" office:value="236519" table:style-name="ce38">
            <text:p>236.519</text:p>
          </table:table-cell>
          <table:table-cell office:value-type="percentage" office:value="0.71541265256121356" table:style-name="ce39">
            <text:p>71,5%</text:p>
          </table:table-cell>
          <table:table-cell office:value-type="float" office:value="98598" table:style-name="ce38">
            <text:p>98.598</text:p>
          </table:table-cell>
          <table:table-cell office:value-type="percentage" office:value="0.3708071801159078" table:style-name="ce39">
            <text:p>37,1%</text:p>
          </table:table-cell>
          <table:table-cell office:value-type="float" office:value="21928" table:style-name="ce38">
            <text:p>21.928</text:p>
          </table:table-cell>
          <table:table-cell office:value-type="percentage" office:value="0.10054610732315707" table:style-name="ce39">
            <text:p>10,1%</text:p>
          </table:table-cell>
          <table:table-cell office:value-type="float" office:value="940" table:style-name="ce38">
            <text:p>940</text:p>
          </table:table-cell>
          <table:table-cell office:value-type="percentage" office:value="5.4031683259375069E-3" table:style-name="ce39">
            <text:p>0,5%</text:p>
          </table:table-cell>
          <table:table-cell office:value-type="float" office:value="1076160" table:style-name="ce38">
            <text:p>1.076.16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9496324602605954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932" table:style-name="ce38">
            <text:p>448.932</text:p>
          </table:table-cell>
          <table:table-cell office:value-type="percentage" office:value="1" table:style-name="ce39">
            <text:p>100,0%</text:p>
          </table:table-cell>
          <table:table-cell office:value-type="float" office:value="605263" table:style-name="ce38">
            <text:p>605.263</text:p>
          </table:table-cell>
          <table:table-cell office:value-type="percentage" office:value="0.95273197206953653" table:style-name="ce39">
            <text:p>95,3%</text:p>
          </table:table-cell>
          <table:table-cell office:value-type="float" office:value="738089" table:style-name="ce38">
            <text:p>738.089</text:p>
          </table:table-cell>
          <table:table-cell office:value-type="percentage" office:value="0.88121191426770329" table:style-name="ce39">
            <text:p>88,1%</text:p>
          </table:table-cell>
          <table:table-cell office:value-type="float" office:value="908924" table:style-name="ce38">
            <text:p>908.924</text:p>
          </table:table-cell>
          <table:table-cell office:value-type="percentage" office:value="0.83251570829287946" table:style-name="ce39">
            <text:p>83,3%</text:p>
          </table:table-cell>
          <table:table-cell office:value-type="float" office:value="971479" table:style-name="ce38">
            <text:p>971.479</text:p>
          </table:table-cell>
          <table:table-cell office:value-type="percentage" office:value="0.73778265508769669" table:style-name="ce39">
            <text:p>73,8%</text:p>
          </table:table-cell>
          <table:table-cell office:value-type="float" office:value="406408" table:style-name="ce38">
            <text:p>406.408</text:p>
          </table:table-cell>
          <table:table-cell office:value-type="percentage" office:value="0.38903673184945803" table:style-name="ce39">
            <text:p>38,9%</text:p>
          </table:table-cell>
          <table:table-cell office:value-type="float" office:value="158294" table:style-name="ce38">
            <text:p>158.294</text:p>
          </table:table-cell>
          <table:table-cell office:value-type="percentage" office:value="0.18868446303944883" table:style-name="ce39">
            <text:p>18,9%</text:p>
          </table:table-cell>
          <table:table-cell office:value-type="float" office:value="24418" table:style-name="ce38">
            <text:p>24.418</text:p>
          </table:table-cell>
          <table:table-cell office:value-type="percentage" office:value="3.721314423484301E-2" table:style-name="ce39">
            <text:p>3,7%</text:p>
          </table:table-cell>
          <table:table-cell office:value-type="float" office:value="4261807" table:style-name="ce38">
            <text:p>4.261.80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2049848872219859" table:style-name="ce39">
            <text:p>6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415" table:style-name="ce38">
            <text:p>291.415</text:p>
          </table:table-cell>
          <table:table-cell office:value-type="percentage" office:value="1" table:style-name="ce39">
            <text:p>100,0%</text:p>
          </table:table-cell>
          <table:table-cell office:value-type="float" office:value="427665" table:style-name="ce38">
            <text:p>427.665</text:p>
          </table:table-cell>
          <table:table-cell office:value-type="percentage" office:value="0.97671184071693817" table:style-name="ce39">
            <text:p>97,7%</text:p>
          </table:table-cell>
          <table:table-cell office:value-type="float" office:value="504128" table:style-name="ce38">
            <text:p>504.128</text:p>
          </table:table-cell>
          <table:table-cell office:value-type="percentage" office:value="0.86809659599674893" table:style-name="ce39">
            <text:p>86,8%</text:p>
          </table:table-cell>
          <table:table-cell office:value-type="float" office:value="654764" table:style-name="ce38">
            <text:p>654.764</text:p>
          </table:table-cell>
          <table:table-cell office:value-type="percentage" office:value="0.87031026113401755" table:style-name="ce39">
            <text:p>87,0%</text:p>
          </table:table-cell>
          <table:table-cell office:value-type="float" office:value="567572" table:style-name="ce38">
            <text:p>567.572</text:p>
          </table:table-cell>
          <table:table-cell office:value-type="percentage" office:value="0.66648661089634897" table:style-name="ce39">
            <text:p>66,6%</text:p>
          </table:table-cell>
          <table:table-cell office:value-type="float" office:value="79916" table:style-name="ce38">
            <text:p>79.916</text:p>
          </table:table-cell>
          <table:table-cell office:value-type="percentage" office:value="0.12318287684640984" table:style-name="ce39">
            <text:p>12,3%</text:p>
          </table:table-cell>
          <table:table-cell office:value-type="float" office:value="51610" table:style-name="ce38">
            <text:p>51.610</text:p>
          </table:table-cell>
          <table:table-cell office:value-type="percentage" office:value="9.9994962470404514E-2" table:style-name="ce39">
            <text:p>10,0%</text:p>
          </table:table-cell>
          <table:table-cell office:value-type="float" office:value="2351" table:style-name="ce38">
            <text:p>2.351</text:p>
          </table:table-cell>
          <table:table-cell office:value-type="percentage" office:value="5.537875914833075E-3" table:style-name="ce39">
            <text:p>0,6%</text:p>
          </table:table-cell>
          <table:table-cell office:value-type="float" office:value="2579421" table:style-name="ce38">
            <text:p>2.579.42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746785255251301" table:style-name="ce39">
            <text:p>5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13" table:style-name="ce38">
            <text:p>76.913</text:p>
          </table:table-cell>
          <table:table-cell office:value-type="percentage" office:value="1" table:style-name="ce39">
            <text:p>100,0%</text:p>
          </table:table-cell>
          <table:table-cell office:value-type="float" office:value="94728" table:style-name="ce38">
            <text:p>94.728</text:p>
          </table:table-cell>
          <table:table-cell office:value-type="percentage" office:value="1" table:style-name="ce39">
            <text:p>100,0%</text:p>
          </table:table-cell>
          <table:table-cell office:value-type="float" office:value="122159" table:style-name="ce38">
            <text:p>122.159</text:p>
          </table:table-cell>
          <table:table-cell office:value-type="percentage" office:value="0.97495550571841305" table:style-name="ce39">
            <text:p>97,5%</text:p>
          </table:table-cell>
          <table:table-cell office:value-type="float" office:value="155254" table:style-name="ce38">
            <text:p>155.254</text:p>
          </table:table-cell>
          <table:table-cell office:value-type="percentage" office:value="0.91749007186081699" table:style-name="ce39">
            <text:p>91,7%</text:p>
          </table:table-cell>
          <table:table-cell office:value-type="float" office:value="133353" table:style-name="ce38">
            <text:p>133.353</text:p>
          </table:table-cell>
          <table:table-cell office:value-type="percentage" office:value="0.83610041757056697" table:style-name="ce39">
            <text:p>83,6%</text:p>
          </table:table-cell>
          <table:table-cell office:value-type="float" office:value="50259" table:style-name="ce38">
            <text:p>50.259</text:p>
          </table:table-cell>
          <table:table-cell office:value-type="percentage" office:value="0.37653113972984514" table:style-name="ce39">
            <text:p>37,7%</text:p>
          </table:table-cell>
          <table:table-cell office:value-type="float" office:value="11791" table:style-name="ce38">
            <text:p>11.791</text:p>
          </table:table-cell>
          <table:table-cell office:value-type="percentage" office:value="0.1040504765266502" table:style-name="ce39">
            <text:p>10,4%</text:p>
          </table:table-cell>
          <table:table-cell office:value-type="float" office:value="485" table:style-name="ce38">
            <text:p>485</text:p>
          </table:table-cell>
          <table:table-cell office:value-type="percentage" office:value="5.7227138643067849E-3" table:style-name="ce39">
            <text:p>0,6%</text:p>
          </table:table-cell>
          <table:table-cell office:value-type="float" office:value="644942" table:style-name="ce38">
            <text:p>644.94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7643903058094035" table:style-name="ce39">
            <text:p>6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395" table:style-name="ce38">
            <text:p>239.395</text:p>
          </table:table-cell>
          <table:table-cell office:value-type="percentage" office:value="1" table:style-name="ce39">
            <text:p>100,0%</text:p>
          </table:table-cell>
          <table:table-cell office:value-type="float" office:value="288203" table:style-name="ce38">
            <text:p>288.203</text:p>
          </table:table-cell>
          <table:table-cell office:value-type="percentage" office:value="0.99461972239286034" table:style-name="ce39">
            <text:p>99,5%</text:p>
          </table:table-cell>
          <table:table-cell office:value-type="float" office:value="328310" table:style-name="ce38">
            <text:p>328.310</text:p>
          </table:table-cell>
          <table:table-cell office:value-type="percentage" office:value="0.94633741392281379" table:style-name="ce39">
            <text:p>94,6%</text:p>
          </table:table-cell>
          <table:table-cell office:value-type="float" office:value="372999" table:style-name="ce38">
            <text:p>372.999</text:p>
          </table:table-cell>
          <table:table-cell office:value-type="percentage" office:value="0.91896799371256677" table:style-name="ce39">
            <text:p>91,9%</text:p>
          </table:table-cell>
          <table:table-cell office:value-type="float" office:value="364462" table:style-name="ce38">
            <text:p>364.462</text:p>
          </table:table-cell>
          <table:table-cell office:value-type="percentage" office:value="0.82230309484433273" table:style-name="ce39">
            <text:p>82,2%</text:p>
          </table:table-cell>
          <table:table-cell office:value-type="float" office:value="67168" table:style-name="ce38">
            <text:p>67.168</text:p>
          </table:table-cell>
          <table:table-cell office:value-type="percentage" office:value="0.2076881215059615" table:style-name="ce39">
            <text:p>20,8%</text:p>
          </table:table-cell>
          <table:table-cell office:value-type="float" office:value="20366" table:style-name="ce38">
            <text:p>20.366</text:p>
          </table:table-cell>
          <table:table-cell office:value-type="percentage" office:value="8.8171754386724449E-2" table:style-name="ce39">
            <text:p>8,8%</text:p>
          </table:table-cell>
          <table:table-cell office:value-type="float" office:value="432" table:style-name="ce38">
            <text:p>432</text:p>
          </table:table-cell>
          <table:table-cell office:value-type="percentage" office:value="2.3999066702961552E-3" table:style-name="ce39">
            <text:p>0,2%</text:p>
          </table:table-cell>
          <table:table-cell office:value-type="float" office:value="1681335" table:style-name="ce38">
            <text:p>1.681.33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8500185577737516" table:style-name="ce39">
            <text:p>6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67" table:style-name="ce38">
            <text:p>23.067</text:p>
          </table:table-cell>
          <table:table-cell office:value-type="percentage" office:value="1" table:style-name="ce39">
            <text:p>100,0%</text:p>
          </table:table-cell>
          <table:table-cell office:value-type="float" office:value="28396" table:style-name="ce38">
            <text:p>28.396</text:p>
          </table:table-cell>
          <table:table-cell office:value-type="percentage" office:value="1" table:style-name="ce39">
            <text:p>100,0%</text:p>
          </table:table-cell>
          <table:table-cell office:value-type="float" office:value="34927" table:style-name="ce38">
            <text:p>34.927</text:p>
          </table:table-cell>
          <table:table-cell office:value-type="percentage" office:value="0.92600349965533701" table:style-name="ce39">
            <text:p>92,6%</text:p>
          </table:table-cell>
          <table:table-cell office:value-type="float" office:value="41994" table:style-name="ce38">
            <text:p>41.994</text:p>
          </table:table-cell>
          <table:table-cell office:value-type="percentage" office:value="0.8810422960725075" table:style-name="ce39">
            <text:p>88,1%</text:p>
          </table:table-cell>
          <table:table-cell office:value-type="float" office:value="31990" table:style-name="ce38">
            <text:p>31.990</text:p>
          </table:table-cell>
          <table:table-cell office:value-type="percentage" office:value="0.60418909475513249" table:style-name="ce39">
            <text:p>60,4%</text:p>
          </table:table-cell>
          <table:table-cell office:value-type="float" office:value="7046" table:style-name="ce38">
            <text:p>7.046</text:p>
          </table:table-cell>
          <table:table-cell office:value-type="percentage" office:value="0.1792008952414863" table:style-name="ce39">
            <text:p>17,9%</text:p>
          </table:table-cell>
          <table:table-cell office:value-type="float" office:value="3672" table:style-name="ce38">
            <text:p>3.672</text:p>
          </table:table-cell>
          <table:table-cell office:value-type="percentage" office:value="0.12055945892704709" table:style-name="ce39">
            <text:p>12,1%</text:p>
          </table:table-cell>
          <table:table-cell office:value-type="float" office:value="191" table:style-name="ce38">
            <text:p>191</text:p>
          </table:table-cell>
          <table:table-cell office:value-type="percentage" office:value="7.4808083973053425E-3" table:style-name="ce39">
            <text:p>0,7%</text:p>
          </table:table-cell>
          <table:table-cell office:value-type="float" office:value="171283" table:style-name="ce38">
            <text:p>171.28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0317287037363099" table:style-name="ce39">
            <text:p>6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529" table:style-name="ce38">
            <text:p>368.529</text:p>
          </table:table-cell>
          <table:table-cell office:value-type="percentage" office:value="1" table:style-name="ce39">
            <text:p>100,0%</text:p>
          </table:table-cell>
          <table:table-cell office:value-type="float" office:value="504125" table:style-name="ce38">
            <text:p>504.125</text:p>
          </table:table-cell>
          <table:table-cell office:value-type="percentage" office:value="0.95826498200847399" table:style-name="ce39">
            <text:p>95,8%</text:p>
          </table:table-cell>
          <table:table-cell office:value-type="float" office:value="645408" table:style-name="ce38">
            <text:p>645.408</text:p>
          </table:table-cell>
          <table:table-cell office:value-type="percentage" office:value="0.91765518829897497" table:style-name="ce39">
            <text:p>91,8%</text:p>
          </table:table-cell>
          <table:table-cell office:value-type="float" office:value="879421" table:style-name="ce38">
            <text:p>879.421</text:p>
          </table:table-cell>
          <table:table-cell office:value-type="percentage" office:value="0.90402587216265085" table:style-name="ce39">
            <text:p>90,4%</text:p>
          </table:table-cell>
          <table:table-cell office:value-type="float" office:value="715492" table:style-name="ce38">
            <text:p>715.492</text:p>
          </table:table-cell>
          <table:table-cell office:value-type="percentage" office:value="0.61364476474972363" table:style-name="ce39">
            <text:p>61,4%</text:p>
          </table:table-cell>
          <table:table-cell office:value-type="float" office:value="207628" table:style-name="ce38">
            <text:p>207.628</text:p>
          </table:table-cell>
          <table:table-cell office:value-type="percentage" office:value="0.21863864201170971" table:style-name="ce39">
            <text:p>21,9%</text:p>
          </table:table-cell>
          <table:table-cell office:value-type="float" office:value="130795" table:style-name="ce38">
            <text:p>130.795</text:p>
          </table:table-cell>
          <table:table-cell office:value-type="percentage" office:value="0.17616081349540388" table:style-name="ce39">
            <text:p>17,6%</text:p>
          </table:table-cell>
          <table:table-cell office:value-type="float" office:value="12805" table:style-name="ce38">
            <text:p>12.805</text:p>
          </table:table-cell>
          <table:table-cell office:value-type="percentage" office:value="2.3132842674991237E-2" table:style-name="ce39">
            <text:p>2,3%</text:p>
          </table:table-cell>
          <table:table-cell office:value-type="float" office:value="3464203" table:style-name="ce38">
            <text:p>3.464.20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7949807768131378" table:style-name="ce39">
            <text:p>5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42" table:style-name="ce38">
            <text:p>72.342</text:p>
          </table:table-cell>
          <table:table-cell office:value-type="percentage" office:value="1" table:style-name="ce39">
            <text:p>100,0%</text:p>
          </table:table-cell>
          <table:table-cell office:value-type="float" office:value="99199" table:style-name="ce38">
            <text:p>99.199</text:p>
          </table:table-cell>
          <table:table-cell office:value-type="percentage" office:value="0.96404241051905271" table:style-name="ce39">
            <text:p>96,4%</text:p>
          </table:table-cell>
          <table:table-cell office:value-type="float" office:value="123520" table:style-name="ce38">
            <text:p>123.520</text:p>
          </table:table-cell>
          <table:table-cell office:value-type="percentage" office:value="0.840792599500371" table:style-name="ce39">
            <text:p>84,1%</text:p>
          </table:table-cell>
          <table:table-cell office:value-type="float" office:value="186087" table:style-name="ce38">
            <text:p>186.087</text:p>
          </table:table-cell>
          <table:table-cell office:value-type="percentage" office:value="0.87259912968451059" table:style-name="ce39">
            <text:p>87,3%</text:p>
          </table:table-cell>
          <table:table-cell office:value-type="float" office:value="189930" table:style-name="ce38">
            <text:p>189.930</text:p>
          </table:table-cell>
          <table:table-cell office:value-type="percentage" office:value="0.74729399544376118" table:style-name="ce39">
            <text:p>74,7%</text:p>
          </table:table-cell>
          <table:table-cell office:value-type="float" office:value="58604" table:style-name="ce38">
            <text:p>58.604</text:p>
          </table:table-cell>
          <table:table-cell office:value-type="percentage" office:value="0.28039788902551638" table:style-name="ce39">
            <text:p>28,0%</text:p>
          </table:table-cell>
          <table:table-cell office:value-type="float" office:value="22411" table:style-name="ce38">
            <text:p>22.411</text:p>
          </table:table-cell>
          <table:table-cell office:value-type="percentage" office:value="0.13010891273048164" table:style-name="ce39">
            <text:p>13,0%</text:p>
          </table:table-cell>
          <table:table-cell office:value-type="float" office:value="1501" table:style-name="ce38">
            <text:p>1.501</text:p>
          </table:table-cell>
          <table:table-cell office:value-type="percentage" office:value="1.057831902687922E-2" table:style-name="ce39">
            <text:p>1,1%</text:p>
          </table:table-cell>
          <table:table-cell office:value-type="float" office:value="753594" table:style-name="ce38">
            <text:p>753.59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7520244066078585" table:style-name="ce39">
            <text:p>5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16" table:style-name="ce38">
            <text:p>41.916</text:p>
          </table:table-cell>
          <table:table-cell office:value-type="percentage" office:value="1" table:style-name="ce39">
            <text:p>100,0%</text:p>
          </table:table-cell>
          <table:table-cell office:value-type="float" office:value="55473" table:style-name="ce38">
            <text:p>55.473</text:p>
          </table:table-cell>
          <table:table-cell office:value-type="percentage" office:value="0.99428233438485802" table:style-name="ce39">
            <text:p>99,4%</text:p>
          </table:table-cell>
          <table:table-cell office:value-type="float" office:value="62763" table:style-name="ce38">
            <text:p>62.763</text:p>
          </table:table-cell>
          <table:table-cell office:value-type="percentage" office:value="0.84994041492876871" table:style-name="ce39">
            <text:p>85,0%</text:p>
          </table:table-cell>
          <table:table-cell office:value-type="float" office:value="86647" table:style-name="ce38">
            <text:p>86.647</text:p>
          </table:table-cell>
          <table:table-cell office:value-type="percentage" office:value="0.8960948973049" table:style-name="ce39">
            <text:p>89,6%</text:p>
          </table:table-cell>
          <table:table-cell office:value-type="float" office:value="85857" table:style-name="ce38">
            <text:p>85.857</text:p>
          </table:table-cell>
          <table:table-cell office:value-type="percentage" office:value="0.79495750078702243" table:style-name="ce39">
            <text:p>79,5%</text:p>
          </table:table-cell>
          <table:table-cell office:value-type="float" office:value="28848" table:style-name="ce38">
            <text:p>28.848</text:p>
          </table:table-cell>
          <table:table-cell office:value-type="percentage" office:value="0.3546550939870422" table:style-name="ce39">
            <text:p>35,5%</text:p>
          </table:table-cell>
          <table:table-cell office:value-type="float" office:value="10720" table:style-name="ce38">
            <text:p>10.720</text:p>
          </table:table-cell>
          <table:table-cell office:value-type="percentage" office:value="0.15735317862227899" table:style-name="ce39">
            <text:p>15,7%</text:p>
          </table:table-cell>
          <table:table-cell office:value-type="float" office:value="802" table:style-name="ce38">
            <text:p>802</text:p>
          </table:table-cell>
          <table:table-cell office:value-type="percentage" office:value="1.422288430162446E-2" table:style-name="ce39">
            <text:p>1,4%</text:p>
          </table:table-cell>
          <table:table-cell office:value-type="float" office:value="373026" table:style-name="ce38">
            <text:p>373.02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4165035417318883" table:style-name="ce39">
            <text:p>64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245" table:style-name="ce38">
            <text:p>161.245</text:p>
          </table:table-cell>
          <table:table-cell office:value-type="percentage" office:value="1.0208610319721432" table:style-name="ce39">
            <text:p>102,1%</text:p>
          </table:table-cell>
          <table:table-cell office:value-type="float" office:value="211128" table:style-name="ce38">
            <text:p>211.128</text:p>
          </table:table-cell>
          <table:table-cell office:value-type="percentage" office:value="0.99083447139820069" table:style-name="ce39">
            <text:p>99,1%</text:p>
          </table:table-cell>
          <table:table-cell office:value-type="float" office:value="240969" table:style-name="ce38">
            <text:p>240.969</text:p>
          </table:table-cell>
          <table:table-cell office:value-type="percentage" office:value="0.86023797029119764" table:style-name="ce39">
            <text:p>86,0%</text:p>
          </table:table-cell>
          <table:table-cell office:value-type="float" office:value="304303" table:style-name="ce38">
            <text:p>304.303</text:p>
          </table:table-cell>
          <table:table-cell office:value-type="percentage" office:value="0.89506937233989359" table:style-name="ce39">
            <text:p>89,5%</text:p>
          </table:table-cell>
          <table:table-cell office:value-type="float" office:value="279532" table:style-name="ce38">
            <text:p>279.532</text:p>
          </table:table-cell>
          <table:table-cell office:value-type="percentage" office:value="0.77190424512540967" table:style-name="ce39">
            <text:p>77,2%</text:p>
          </table:table-cell>
          <table:table-cell office:value-type="float" office:value="79371" table:style-name="ce38">
            <text:p>79.371</text:p>
          </table:table-cell>
          <table:table-cell office:value-type="percentage" office:value="0.30463685456911144" table:style-name="ce39">
            <text:p>30,5%</text:p>
          </table:table-cell>
          <table:table-cell office:value-type="float" office:value="31111" table:style-name="ce38">
            <text:p>31.111</text:p>
          </table:table-cell>
          <table:table-cell office:value-type="percentage" office:value="0.15437097462462909" table:style-name="ce39">
            <text:p>15,4%</text:p>
          </table:table-cell>
          <table:table-cell office:value-type="float" office:value="2489" table:style-name="ce38">
            <text:p>2.489</text:p>
          </table:table-cell>
          <table:table-cell office:value-type="percentage" office:value="1.4762226729772369E-2" table:style-name="ce39">
            <text:p>1,5%</text:p>
          </table:table-cell>
          <table:table-cell office:value-type="float" office:value="1310148" table:style-name="ce38">
            <text:p>1.310.14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6037582732971667" table:style-name="ce39">
            <text:p>66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5" table:style-name="ce38">
            <text:p>2.345</text:p>
          </table:table-cell>
          <table:table-cell office:value-type="percentage" office:value="0.90019193857965452" table:style-name="ce39">
            <text:p>90,0%</text:p>
          </table:table-cell>
          <table:table-cell office:value-type="float" office:value="3778" table:style-name="ce38">
            <text:p>3.778</text:p>
          </table:table-cell>
          <table:table-cell office:value-type="percentage" office:value="0.8749421028253821" table:style-name="ce39">
            <text:p>87,5%</text:p>
          </table:table-cell>
          <table:table-cell office:value-type="float" office:value="6784" table:style-name="ce38">
            <text:p>6.784</text:p>
          </table:table-cell>
          <table:table-cell office:value-type="percentage" office:value="0.86343388061601123" table:style-name="ce39">
            <text:p>86,3%</text:p>
          </table:table-cell>
          <table:table-cell office:value-type="float" office:value="9572" table:style-name="ce38">
            <text:p>9.572</text:p>
          </table:table-cell>
          <table:table-cell office:value-type="percentage" office:value="0.82831429560401526" table:style-name="ce39">
            <text:p>82,8%</text:p>
          </table:table-cell>
          <table:table-cell office:value-type="float" office:value="9483" table:style-name="ce38">
            <text:p>9.483</text:p>
          </table:table-cell>
          <table:table-cell office:value-type="percentage" office:value="0.75011865211200757" table:style-name="ce39">
            <text:p>75,0%</text:p>
          </table:table-cell>
          <table:table-cell office:value-type="float" office:value="6597" table:style-name="ce38">
            <text:p>6.597</text:p>
          </table:table-cell>
          <table:table-cell office:value-type="percentage" office:value="0.55464940306036659" table:style-name="ce39">
            <text:p>55,5%</text:p>
          </table:table-cell>
          <table:table-cell office:value-type="float" office:value="4122" table:style-name="ce38">
            <text:p>4.122</text:p>
          </table:table-cell>
          <table:table-cell office:value-type="percentage" office:value="0.37585483723898971" table:style-name="ce39">
            <text:p>37,6%</text:p>
          </table:table-cell>
          <table:table-cell office:value-type="float" office:value="347" table:style-name="ce38">
            <text:p>347</text:p>
          </table:table-cell>
          <table:table-cell office:value-type="percentage" office:value="3.8023230330922642E-2" table:style-name="ce39">
            <text:p>3,8%</text:p>
          </table:table-cell>
          <table:table-cell office:value-type="float" office:value="43028" table:style-name="ce38">
            <text:p>43.02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0632706263651093" table:style-name="ce39">
            <text:p>60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18" table:style-name="ce38">
            <text:p>1.918</text:p>
          </table:table-cell>
          <table:table-cell office:value-type="percentage" office:value="0.81651766709237972" table:style-name="ce39">
            <text:p>81,7%</text:p>
          </table:table-cell>
          <table:table-cell office:value-type="float" office:value="3162" table:style-name="ce38">
            <text:p>3.162</text:p>
          </table:table-cell>
          <table:table-cell office:value-type="percentage" office:value="0.84364994663820703" table:style-name="ce39">
            <text:p>84,4%</text:p>
          </table:table-cell>
          <table:table-cell office:value-type="float" office:value="6558" table:style-name="ce38">
            <text:p>6.558</text:p>
          </table:table-cell>
          <table:table-cell office:value-type="percentage" office:value="0.83786891529321583" table:style-name="ce39">
            <text:p>83,8%</text:p>
          </table:table-cell>
          <table:table-cell office:value-type="float" office:value="8905" table:style-name="ce38">
            <text:p>8.905</text:p>
          </table:table-cell>
          <table:table-cell office:value-type="percentage" office:value="0.78812284272944511" table:style-name="ce39">
            <text:p>78,8%</text:p>
          </table:table-cell>
          <table:table-cell office:value-type="float" office:value="8913" table:style-name="ce38">
            <text:p>8.913</text:p>
          </table:table-cell>
          <table:table-cell office:value-type="percentage" office:value="0.74262622896183972" table:style-name="ce39">
            <text:p>74,3%</text:p>
          </table:table-cell>
          <table:table-cell office:value-type="float" office:value="6473" table:style-name="ce38">
            <text:p>6.473</text:p>
          </table:table-cell>
          <table:table-cell office:value-type="percentage" office:value="0.53350366768317814" table:style-name="ce39">
            <text:p>53,4%</text:p>
          </table:table-cell>
          <table:table-cell office:value-type="float" office:value="3032" table:style-name="ce38">
            <text:p>3.032</text:p>
          </table:table-cell>
          <table:table-cell office:value-type="percentage" office:value="0.2527719883284702" table:style-name="ce39">
            <text:p>25,3%</text:p>
          </table:table-cell>
          <table:table-cell office:value-type="float" office:value="306" table:style-name="ce38">
            <text:p>306</text:p>
          </table:table-cell>
          <table:table-cell office:value-type="percentage" office:value="3.1961562565280967E-2" table:style-name="ce39">
            <text:p>3,2%</text:p>
          </table:table-cell>
          <table:table-cell office:value-type="float" office:value="39267" table:style-name="ce38">
            <text:p>39.267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5362555867300178" table:style-name="ce39">
            <text:p>55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30" table:style-name="ce38">
            <text:p>3.230</text:p>
          </table:table-cell>
          <table:table-cell office:value-type="string" table:style-name="ce39">
            <text:p>-</text:p>
          </table:table-cell>
          <table:table-cell office:value-type="float" office:value="8505" table:style-name="ce38">
            <text:p>8.505</text:p>
          </table:table-cell>
          <table:table-cell office:value-type="string" table:style-name="ce39">
            <text:p>-</text:p>
          </table:table-cell>
          <table:table-cell office:value-type="float" office:value="19211" table:style-name="ce38">
            <text:p>19.211</text:p>
          </table:table-cell>
          <table:table-cell office:value-type="string" table:style-name="ce39">
            <text:p>-</text:p>
          </table:table-cell>
          <table:table-cell office:value-type="float" office:value="26117" table:style-name="ce38">
            <text:p>26.117</text:p>
          </table:table-cell>
          <table:table-cell office:value-type="string" table:style-name="ce39">
            <text:p>-</text:p>
          </table:table-cell>
          <table:table-cell office:value-type="float" office:value="19035" table:style-name="ce38">
            <text:p>19.035</text:p>
          </table:table-cell>
          <table:table-cell office:value-type="string" table:style-name="ce39">
            <text:p>-</text:p>
          </table:table-cell>
          <table:table-cell office:value-type="float" office:value="676" table:style-name="ce38">
            <text:p>676</text:p>
          </table:table-cell>
          <table:table-cell office:value-type="string" table:style-name="ce39">
            <text:p>-</text:p>
          </table:table-cell>
          <table:table-cell office:value-type="float" office:value="76812" table:style-name="ce38">
            <text:p>76.81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07" table:style-name="ce41">
            <text:p>107</text:p>
          </table:table-cell>
          <table:table-cell office:value-type="string" table:style-name="ce42">
            <text:p>-</text:p>
          </table:table-cell>
          <table:table-cell office:value-type="float" office:value="349" table:style-name="ce41">
            <text:p>349</text:p>
          </table:table-cell>
          <table:table-cell office:value-type="string" table:style-name="ce42">
            <text:p>-</text:p>
          </table:table-cell>
          <table:table-cell office:value-type="float" office:value="620" table:style-name="ce41">
            <text:p>620</text:p>
          </table:table-cell>
          <table:table-cell office:value-type="string" table:style-name="ce42">
            <text:p>-</text:p>
          </table:table-cell>
          <table:table-cell office:value-type="float" office:value="605" table:style-name="ce41">
            <text:p>605</text:p>
          </table:table-cell>
          <table:table-cell office:value-type="string" table:style-name="ce42">
            <text:p>-</text:p>
          </table:table-cell>
          <table:table-cell office:value-type="float" office:value="499" table:style-name="ce41">
            <text:p>499</text:p>
          </table:table-cell>
          <table:table-cell office:value-type="string" table:style-name="ce42">
            <text:p>-</text:p>
          </table:table-cell>
          <table:table-cell office:value-type="float" office:value="35" table:style-name="ce41">
            <text:p>35</text:p>
          </table:table-cell>
          <table:table-cell office:value-type="string" table:style-name="ce42">
            <text:p>-</text:p>
          </table:table-cell>
          <table:table-cell office:value-type="float" office:value="2248" table:style-name="ce41">
            <text:p>2.24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3695" table:style-name="ce45">
            <text:p>2.883.695</text:p>
          </table:table-cell>
          <table:table-cell office:value-type="percentage" office:value="1" table:style-name="ce46">
            <text:p>100,0%</text:p>
          </table:table-cell>
          <table:table-cell office:value-type="float" office:value="3878364" table:style-name="ce45">
            <text:p>3.878.364</text:p>
          </table:table-cell>
          <table:table-cell office:value-type="percentage" office:value="0.97937371923803895" table:style-name="ce46">
            <text:p>97,9%</text:p>
          </table:table-cell>
          <table:table-cell office:value-type="float" office:value="4671931" table:style-name="ce45">
            <text:p>4.671.931</text:p>
          </table:table-cell>
          <table:table-cell office:value-type="percentage" office:value="0.8753875314643883" table:style-name="ce46">
            <text:p>87,5%</text:p>
          </table:table-cell>
          <table:table-cell office:value-type="float" office:value="6134399" table:style-name="ce45">
            <text:p>6.134.399</text:p>
          </table:table-cell>
          <table:table-cell office:value-type="percentage" office:value="0.87219282084413785" table:style-name="ce46">
            <text:p>87,2%</text:p>
          </table:table-cell>
          <table:table-cell office:value-type="float" office:value="5707276" table:style-name="ce45">
            <text:p>5.707.276</text:p>
          </table:table-cell>
          <table:table-cell office:value-type="percentage" office:value="0.72319642684493923" table:style-name="ce46">
            <text:p>72,3%</text:p>
          </table:table-cell>
          <table:table-cell office:value-type="float" office:value="1862484" table:style-name="ce45">
            <text:p>1.862.484</text:p>
          </table:table-cell>
          <table:table-cell office:value-type="percentage" office:value="0.29893475590583785" table:style-name="ce46">
            <text:p>29,9%</text:p>
          </table:table-cell>
          <table:table-cell office:value-type="float" office:value="734816" table:style-name="ce45">
            <text:p>734.816</text:p>
          </table:table-cell>
          <table:table-cell office:value-type="percentage" office:value="0.14860859435671758" table:style-name="ce46">
            <text:p>14,9%</text:p>
          </table:table-cell>
          <table:table-cell office:value-type="float" office:value="71353" table:style-name="ce45">
            <text:p>71.353</text:p>
          </table:table-cell>
          <table:table-cell office:value-type="percentage" office:value="1.83488715725569E-2" table:style-name="ce46">
            <text:p>1,8%</text:p>
          </table:table-cell>
          <table:table-cell office:value-type="float" office:value="25944318" table:style-name="ce45">
            <text:p>25.944.31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159644957706023" table:style-name="ce46">
            <text:p>61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26T15:09:11Z</meta:creation-date>
    <dc:date>2021-07-26T15:10:28Z</dc:date>
  </office:meta>
</office:document-meta>
</file>